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0.6pt" svg:height="461.57pt" svg:x="340.1pt" svg:y="0pt">
            <draw:object draw:notify-on-update-of-ranges="Sheet1.K1:Sheet1.K1 Sheet1.K2:Sheet1.K499 Sheet1.L1:Sheet1.L1 Sheet1.L2:Sheet1.L4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 moto hand</text:p>
          </table:table-cell>
          <table:table-cell office:value-type="string" calcext:value-type="string">
            <text:p>X e4 hand</text:p>
          </table:table-cell>
          <table:table-cell/>
          <table:table-cell office:value-type="string" calcext:value-type="string">
            <text:p>Y moto hand</text:p>
          </table:table-cell>
          <table:table-cell office:value-type="string" calcext:value-type="string">
            <text:p>Y e4 hand</text:p>
          </table:table-cell>
          <table:table-cell/>
          <table:table-cell office:value-type="string" calcext:value-type="string">
            <text:p>Z moto hand</text:p>
          </table:table-cell>
          <table:table-cell office:value-type="string" calcext:value-type="string">
            <text:p>Z e4 hand</text:p>
          </table:table-cell>
          <table:table-cell table:number-columns-repeated="2"/>
          <table:table-cell office:value-type="string" calcext:value-type="string">
            <text:p>avg moto hand </text:p>
          </table:table-cell>
          <table:table-cell office:value-type="string" calcext:value-type="string">
            <text:p>avg e4 hand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]+[.D2]+[.G2])/3" office:value-type="float" office:value="0.520833333333333" calcext:value-type="float">
            <text:p>0.520833333333333</text:p>
          </table:table-cell>
          <table:table-cell table:formula="of:=([.B2]+[.E2]+[.H2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]+[.D3]+[.G3])/3" office:value-type="float" office:value="0.515625" calcext:value-type="float">
            <text:p>0.515625</text:p>
          </table:table-cell>
          <table:table-cell table:formula="of:=([.B3]+[.E3]+[.H3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4]+[.D4]+[.G4])/3" office:value-type="float" office:value="0.510416666666667" calcext:value-type="float">
            <text:p>0.510416666666667</text:p>
          </table:table-cell>
          <table:table-cell table:formula="of:=([.B4]+[.E4]+[.H4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]+[.D5]+[.G5])/3" office:value-type="float" office:value="0.520833333333333" calcext:value-type="float">
            <text:p>0.520833333333333</text:p>
          </table:table-cell>
          <table:table-cell table:formula="of:=([.B5]+[.E5]+[.H5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6]+[.D6]+[.G6])/3" office:value-type="float" office:value="0.520833333333333" calcext:value-type="float">
            <text:p>0.520833333333333</text:p>
          </table:table-cell>
          <table:table-cell table:formula="of:=([.B6]+[.E6]+[.H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7]+[.D7]+[.G7])/3" office:value-type="float" office:value="0.520833333333333" calcext:value-type="float">
            <text:p>0.520833333333333</text:p>
          </table:table-cell>
          <table:table-cell table:formula="of:=([.B7]+[.E7]+[.H7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]+[.D8]+[.G8])/3" office:value-type="float" office:value="0.520833333333333" calcext:value-type="float">
            <text:p>0.520833333333333</text:p>
          </table:table-cell>
          <table:table-cell table:formula="of:=([.B8]+[.E8]+[.H8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9]+[.D9]+[.G9])/3" office:value-type="float" office:value="0.520833333333333" calcext:value-type="float">
            <text:p>0.520833333333333</text:p>
          </table:table-cell>
          <table:table-cell table:formula="of:=([.B9]+[.E9]+[.H9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]+[.D10]+[.G10])/3" office:value-type="float" office:value="0.520833333333333" calcext:value-type="float">
            <text:p>0.520833333333333</text:p>
          </table:table-cell>
          <table:table-cell table:formula="of:=([.B10]+[.E10]+[.H10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1]+[.D11]+[.G11])/3" office:value-type="float" office:value="0.520833333333333" calcext:value-type="float">
            <text:p>0.520833333333333</text:p>
          </table:table-cell>
          <table:table-cell table:formula="of:=([.B11]+[.E11]+[.H11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]+[.D12]+[.G12])/3" office:value-type="float" office:value="0.520833333333333" calcext:value-type="float">
            <text:p>0.520833333333333</text:p>
          </table:table-cell>
          <table:table-cell table:formula="of:=([.B12]+[.E12]+[.H12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]+[.D13]+[.G13])/3" office:value-type="float" office:value="0.526041666666667" calcext:value-type="float">
            <text:p>0.526041666666667</text:p>
          </table:table-cell>
          <table:table-cell table:formula="of:=([.B13]+[.E13]+[.H13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4]+[.D14]+[.G14])/3" office:value-type="float" office:value="0.520833333333333" calcext:value-type="float">
            <text:p>0.520833333333333</text:p>
          </table:table-cell>
          <table:table-cell table:formula="of:=([.B14]+[.E14]+[.H14])/3" office:value-type="float" office:value="0.489583333333333" calcext:value-type="float">
            <text:p>0.489583333333333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]+[.D15]+[.G15])/3" office:value-type="float" office:value="0.520833333333333" calcext:value-type="float">
            <text:p>0.520833333333333</text:p>
          </table:table-cell>
          <table:table-cell table:formula="of:=([.B15]+[.E15]+[.H15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6]+[.D16]+[.G16])/3" office:value-type="float" office:value="0.53125" calcext:value-type="float">
            <text:p>0.53125</text:p>
          </table:table-cell>
          <table:table-cell table:formula="of:=([.B16]+[.E16]+[.H16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7]+[.D17]+[.G17])/3" office:value-type="float" office:value="0.526041666666667" calcext:value-type="float">
            <text:p>0.526041666666667</text:p>
          </table:table-cell>
          <table:table-cell table:formula="of:=([.B17]+[.E17]+[.H1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8]+[.D18]+[.G18])/3" office:value-type="float" office:value="0.520833333333333" calcext:value-type="float">
            <text:p>0.520833333333333</text:p>
          </table:table-cell>
          <table:table-cell table:formula="of:=([.B18]+[.E18]+[.H1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9]+[.D19]+[.G19])/3" office:value-type="float" office:value="0.515625" calcext:value-type="float">
            <text:p>0.515625</text:p>
          </table:table-cell>
          <table:table-cell table:formula="of:=([.B19]+[.E19]+[.H19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20]+[.D20]+[.G20])/3" office:value-type="float" office:value="0.515625" calcext:value-type="float">
            <text:p>0.515625</text:p>
          </table:table-cell>
          <table:table-cell table:formula="of:=([.B20]+[.E20]+[.H20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1]+[.D21]+[.G21])/3" office:value-type="float" office:value="0.515625" calcext:value-type="float">
            <text:p>0.515625</text:p>
          </table:table-cell>
          <table:table-cell table:formula="of:=([.B21]+[.E21]+[.H2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2]+[.D22]+[.G22])/3" office:value-type="float" office:value="0.515625" calcext:value-type="float">
            <text:p>0.515625</text:p>
          </table:table-cell>
          <table:table-cell table:formula="of:=([.B22]+[.E22]+[.H2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3]+[.D23]+[.G23])/3" office:value-type="float" office:value="0.510416666666667" calcext:value-type="float">
            <text:p>0.510416666666667</text:p>
          </table:table-cell>
          <table:table-cell table:formula="of:=([.B23]+[.E23]+[.H23])/3" office:value-type="float" office:value="0.505208333333333" calcext:value-type="float">
            <text:p>0.505208333333333</text:p>
          </table:table-cell>
        </table:table-row>
        <table:table-row table:style-name="ro1">
          <table:table-cell table:number-columns-repeated="2"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4]+[.D24]+[.G24])/3" office:value-type="float" office:value="0.520833333333333" calcext:value-type="float">
            <text:p>0.520833333333333</text:p>
          </table:table-cell>
          <table:table-cell table:formula="of:=([.B24]+[.E24]+[.H2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5]+[.D25]+[.G25])/3" office:value-type="float" office:value="0.526041666666667" calcext:value-type="float">
            <text:p>0.526041666666667</text:p>
          </table:table-cell>
          <table:table-cell table:formula="of:=([.B25]+[.E25]+[.H2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6]+[.D26]+[.G26])/3" office:value-type="float" office:value="0.526041666666667" calcext:value-type="float">
            <text:p>0.526041666666667</text:p>
          </table:table-cell>
          <table:table-cell table:formula="of:=([.B26]+[.E26]+[.H2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7]+[.D27]+[.G27])/3" office:value-type="float" office:value="0.526041666666667" calcext:value-type="float">
            <text:p>0.526041666666667</text:p>
          </table:table-cell>
          <table:table-cell table:formula="of:=([.B27]+[.E27]+[.H27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8]+[.D28]+[.G28])/3" office:value-type="float" office:value="0.526041666666667" calcext:value-type="float">
            <text:p>0.526041666666667</text:p>
          </table:table-cell>
          <table:table-cell table:formula="of:=([.B28]+[.E28]+[.H2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9]+[.D29]+[.G29])/3" office:value-type="float" office:value="0.520833333333333" calcext:value-type="float">
            <text:p>0.520833333333333</text:p>
          </table:table-cell>
          <table:table-cell table:formula="of:=([.B29]+[.E29]+[.H29])/3" office:value-type="float" office:value="0.494791666666667" calcext:value-type="float">
            <text:p>0.494791666666667</text:p>
          </table:table-cell>
        </table:table-row>
        <table:table-row table:style-name="ro1">
          <table:table-cell table:number-columns-repeated="2"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30]+[.D30]+[.G30])/3" office:value-type="float" office:value="0.526041666666667" calcext:value-type="float">
            <text:p>0.526041666666667</text:p>
          </table:table-cell>
          <table:table-cell table:formula="of:=([.B30]+[.E30]+[.H30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31]+[.D31]+[.G31])/3" office:value-type="float" office:value="0.520833333333333" calcext:value-type="float">
            <text:p>0.520833333333333</text:p>
          </table:table-cell>
          <table:table-cell table:formula="of:=([.B31]+[.E31]+[.H31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2]+[.D32]+[.G32])/3" office:value-type="float" office:value="0.520833333333333" calcext:value-type="float">
            <text:p>0.520833333333333</text:p>
          </table:table-cell>
          <table:table-cell table:formula="of:=([.B32]+[.E32]+[.H3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33]+[.D33]+[.G33])/3" office:value-type="float" office:value="0.526041666666667" calcext:value-type="float">
            <text:p>0.526041666666667</text:p>
          </table:table-cell>
          <table:table-cell table:formula="of:=([.B33]+[.E33]+[.H33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4]+[.D34]+[.G34])/3" office:value-type="float" office:value="0.526041666666667" calcext:value-type="float">
            <text:p>0.526041666666667</text:p>
          </table:table-cell>
          <table:table-cell table:formula="of:=([.B34]+[.E34]+[.H3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35]+[.D35]+[.G35])/3" office:value-type="float" office:value="0.53125" calcext:value-type="float">
            <text:p>0.53125</text:p>
          </table:table-cell>
          <table:table-cell table:formula="of:=([.B35]+[.E35]+[.H3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6]+[.D36]+[.G36])/3" office:value-type="float" office:value="0.526041666666667" calcext:value-type="float">
            <text:p>0.526041666666667</text:p>
          </table:table-cell>
          <table:table-cell table:formula="of:=([.B36]+[.E36]+[.H3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7]+[.D37]+[.G37])/3" office:value-type="float" office:value="0.526041666666667" calcext:value-type="float">
            <text:p>0.526041666666667</text:p>
          </table:table-cell>
          <table:table-cell table:formula="of:=([.B37]+[.E37]+[.H3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38]+[.D38]+[.G38])/3" office:value-type="float" office:value="0.520833333333333" calcext:value-type="float">
            <text:p>0.520833333333333</text:p>
          </table:table-cell>
          <table:table-cell table:formula="of:=([.B38]+[.E38]+[.H38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39]+[.D39]+[.G39])/3" office:value-type="float" office:value="0.526041666666667" calcext:value-type="float">
            <text:p>0.526041666666667</text:p>
          </table:table-cell>
          <table:table-cell table:formula="of:=([.B39]+[.E39]+[.H39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40]+[.D40]+[.G40])/3" office:value-type="float" office:value="0.526041666666667" calcext:value-type="float">
            <text:p>0.526041666666667</text:p>
          </table:table-cell>
          <table:table-cell table:formula="of:=([.B40]+[.E40]+[.H40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1]+[.D41]+[.G41])/3" office:value-type="float" office:value="0.526041666666667" calcext:value-type="float">
            <text:p>0.526041666666667</text:p>
          </table:table-cell>
          <table:table-cell table:formula="of:=([.B41]+[.E41]+[.H4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42]+[.D42]+[.G42])/3" office:value-type="float" office:value="0.526041666666667" calcext:value-type="float">
            <text:p>0.526041666666667</text:p>
          </table:table-cell>
          <table:table-cell table:formula="of:=([.B42]+[.E42]+[.H4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3]+[.D43]+[.G43])/3" office:value-type="float" office:value="0.526041666666667" calcext:value-type="float">
            <text:p>0.526041666666667</text:p>
          </table:table-cell>
          <table:table-cell table:formula="of:=([.B43]+[.E43]+[.H43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44]+[.D44]+[.G44])/3" office:value-type="float" office:value="0.526041666666667" calcext:value-type="float">
            <text:p>0.526041666666667</text:p>
          </table:table-cell>
          <table:table-cell table:formula="of:=([.B44]+[.E44]+[.H44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5]+[.D45]+[.G45])/3" office:value-type="float" office:value="0.526041666666667" calcext:value-type="float">
            <text:p>0.526041666666667</text:p>
          </table:table-cell>
          <table:table-cell table:formula="of:=([.B45]+[.E45]+[.H4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6]+[.D46]+[.G46])/3" office:value-type="float" office:value="0.526041666666667" calcext:value-type="float">
            <text:p>0.526041666666667</text:p>
          </table:table-cell>
          <table:table-cell table:formula="of:=([.B46]+[.E46]+[.H4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7]+[.D47]+[.G47])/3" office:value-type="float" office:value="0.526041666666667" calcext:value-type="float">
            <text:p>0.526041666666667</text:p>
          </table:table-cell>
          <table:table-cell table:formula="of:=([.B47]+[.E47]+[.H47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8]+[.D48]+[.G48])/3" office:value-type="float" office:value="0.53125" calcext:value-type="float">
            <text:p>0.53125</text:p>
          </table:table-cell>
          <table:table-cell table:formula="of:=([.B48]+[.E48]+[.H4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49]+[.D49]+[.G49])/3" office:value-type="float" office:value="0.526041666666667" calcext:value-type="float">
            <text:p>0.526041666666667</text:p>
          </table:table-cell>
          <table:table-cell table:formula="of:=([.B49]+[.E49]+[.H4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0]+[.D50]+[.G50])/3" office:value-type="float" office:value="0.526041666666667" calcext:value-type="float">
            <text:p>0.526041666666667</text:p>
          </table:table-cell>
          <table:table-cell table:formula="of:=([.B50]+[.E50]+[.H5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1]+[.D51]+[.G51])/3" office:value-type="float" office:value="0.526041666666667" calcext:value-type="float">
            <text:p>0.526041666666667</text:p>
          </table:table-cell>
          <table:table-cell table:formula="of:=([.B51]+[.E51]+[.H51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2]+[.D52]+[.G52])/3" office:value-type="float" office:value="0.526041666666667" calcext:value-type="float">
            <text:p>0.526041666666667</text:p>
          </table:table-cell>
          <table:table-cell table:formula="of:=([.B52]+[.E52]+[.H5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3]+[.D53]+[.G53])/3" office:value-type="float" office:value="0.53125" calcext:value-type="float">
            <text:p>0.53125</text:p>
          </table:table-cell>
          <table:table-cell table:formula="of:=([.B53]+[.E53]+[.H5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4]+[.D54]+[.G54])/3" office:value-type="float" office:value="0.526041666666667" calcext:value-type="float">
            <text:p>0.526041666666667</text:p>
          </table:table-cell>
          <table:table-cell table:formula="of:=([.B54]+[.E54]+[.H5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5]+[.D55]+[.G55])/3" office:value-type="float" office:value="0.526041666666667" calcext:value-type="float">
            <text:p>0.526041666666667</text:p>
          </table:table-cell>
          <table:table-cell table:formula="of:=([.B55]+[.E55]+[.H5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6]+[.D56]+[.G56])/3" office:value-type="float" office:value="0.526041666666667" calcext:value-type="float">
            <text:p>0.526041666666667</text:p>
          </table:table-cell>
          <table:table-cell table:formula="of:=([.B56]+[.E56]+[.H5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7]+[.D57]+[.G57])/3" office:value-type="float" office:value="0.526041666666667" calcext:value-type="float">
            <text:p>0.526041666666667</text:p>
          </table:table-cell>
          <table:table-cell table:formula="of:=([.B57]+[.E57]+[.H5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8]+[.D58]+[.G58])/3" office:value-type="float" office:value="0.526041666666667" calcext:value-type="float">
            <text:p>0.526041666666667</text:p>
          </table:table-cell>
          <table:table-cell table:formula="of:=([.B58]+[.E58]+[.H5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59]+[.D59]+[.G59])/3" office:value-type="float" office:value="0.53125" calcext:value-type="float">
            <text:p>0.53125</text:p>
          </table:table-cell>
          <table:table-cell table:formula="of:=([.B59]+[.E59]+[.H5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60]+[.D60]+[.G60])/3" office:value-type="float" office:value="0.53125" calcext:value-type="float">
            <text:p>0.53125</text:p>
          </table:table-cell>
          <table:table-cell table:formula="of:=([.B60]+[.E60]+[.H6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1]+[.D61]+[.G61])/3" office:value-type="float" office:value="0.520833333333333" calcext:value-type="float">
            <text:p>0.520833333333333</text:p>
          </table:table-cell>
          <table:table-cell table:formula="of:=([.B61]+[.E61]+[.H6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2]+[.D62]+[.G62])/3" office:value-type="float" office:value="0.526041666666667" calcext:value-type="float">
            <text:p>0.526041666666667</text:p>
          </table:table-cell>
          <table:table-cell table:formula="of:=([.B62]+[.E62]+[.H6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3]+[.D63]+[.G63])/3" office:value-type="float" office:value="0.53125" calcext:value-type="float">
            <text:p>0.53125</text:p>
          </table:table-cell>
          <table:table-cell table:formula="of:=([.B63]+[.E63]+[.H6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4]+[.D64]+[.G64])/3" office:value-type="float" office:value="0.520833333333333" calcext:value-type="float">
            <text:p>0.520833333333333</text:p>
          </table:table-cell>
          <table:table-cell table:formula="of:=([.B64]+[.E64]+[.H64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65]+[.D65]+[.G65])/3" office:value-type="float" office:value="0.520833333333333" calcext:value-type="float">
            <text:p>0.520833333333333</text:p>
          </table:table-cell>
          <table:table-cell table:formula="of:=([.B65]+[.E65]+[.H6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6]+[.D66]+[.G66])/3" office:value-type="float" office:value="0.526041666666667" calcext:value-type="float">
            <text:p>0.526041666666667</text:p>
          </table:table-cell>
          <table:table-cell table:formula="of:=([.B66]+[.E66]+[.H66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67]+[.D67]+[.G67])/3" office:value-type="float" office:value="0.526041666666667" calcext:value-type="float">
            <text:p>0.526041666666667</text:p>
          </table:table-cell>
          <table:table-cell table:formula="of:=([.B67]+[.E67]+[.H67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68]+[.D68]+[.G68])/3" office:value-type="float" office:value="0.526041666666667" calcext:value-type="float">
            <text:p>0.526041666666667</text:p>
          </table:table-cell>
          <table:table-cell table:formula="of:=([.B68]+[.E68]+[.H6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69]+[.D69]+[.G69])/3" office:value-type="float" office:value="0.520833333333333" calcext:value-type="float">
            <text:p>0.520833333333333</text:p>
          </table:table-cell>
          <table:table-cell table:formula="of:=([.B69]+[.E69]+[.H6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0]+[.D70]+[.G70])/3" office:value-type="float" office:value="0.520833333333333" calcext:value-type="float">
            <text:p>0.520833333333333</text:p>
          </table:table-cell>
          <table:table-cell table:formula="of:=([.B70]+[.E70]+[.H70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1]+[.D71]+[.G71])/3" office:value-type="float" office:value="0.53125" calcext:value-type="float">
            <text:p>0.53125</text:p>
          </table:table-cell>
          <table:table-cell table:formula="of:=([.B71]+[.E71]+[.H7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2]+[.D72]+[.G72])/3" office:value-type="float" office:value="0.526041666666667" calcext:value-type="float">
            <text:p>0.526041666666667</text:p>
          </table:table-cell>
          <table:table-cell table:formula="of:=([.B72]+[.E72]+[.H7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73]+[.D73]+[.G73])/3" office:value-type="float" office:value="0.520833333333333" calcext:value-type="float">
            <text:p>0.520833333333333</text:p>
          </table:table-cell>
          <table:table-cell table:formula="of:=([.B73]+[.E73]+[.H7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4]+[.D74]+[.G74])/3" office:value-type="float" office:value="0.520833333333333" calcext:value-type="float">
            <text:p>0.520833333333333</text:p>
          </table:table-cell>
          <table:table-cell table:formula="of:=([.B74]+[.E74]+[.H7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75]+[.D75]+[.G75])/3" office:value-type="float" office:value="0.53125" calcext:value-type="float">
            <text:p>0.53125</text:p>
          </table:table-cell>
          <table:table-cell table:formula="of:=([.B75]+[.E75]+[.H75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6]+[.D76]+[.G76])/3" office:value-type="float" office:value="0.520833333333333" calcext:value-type="float">
            <text:p>0.520833333333333</text:p>
          </table:table-cell>
          <table:table-cell table:formula="of:=([.B76]+[.E76]+[.H7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7]+[.D77]+[.G77])/3" office:value-type="float" office:value="0.526041666666667" calcext:value-type="float">
            <text:p>0.526041666666667</text:p>
          </table:table-cell>
          <table:table-cell table:formula="of:=([.B77]+[.E77]+[.H7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78]+[.D78]+[.G78])/3" office:value-type="float" office:value="0.520833333333333" calcext:value-type="float">
            <text:p>0.520833333333333</text:p>
          </table:table-cell>
          <table:table-cell table:formula="of:=([.B78]+[.E78]+[.H78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79]+[.D79]+[.G79])/3" office:value-type="float" office:value="0.520833333333333" calcext:value-type="float">
            <text:p>0.520833333333333</text:p>
          </table:table-cell>
          <table:table-cell table:formula="of:=([.B79]+[.E79]+[.H79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0]+[.D80]+[.G80])/3" office:value-type="float" office:value="0.53125" calcext:value-type="float">
            <text:p>0.53125</text:p>
          </table:table-cell>
          <table:table-cell table:formula="of:=([.B80]+[.E80]+[.H8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1]+[.D81]+[.G81])/3" office:value-type="float" office:value="0.526041666666667" calcext:value-type="float">
            <text:p>0.526041666666667</text:p>
          </table:table-cell>
          <table:table-cell table:formula="of:=([.B81]+[.E81]+[.H81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82]+[.D82]+[.G82])/3" office:value-type="float" office:value="0.526041666666667" calcext:value-type="float">
            <text:p>0.526041666666667</text:p>
          </table:table-cell>
          <table:table-cell table:formula="of:=([.B82]+[.E82]+[.H8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83]+[.D83]+[.G83])/3" office:value-type="float" office:value="0.526041666666667" calcext:value-type="float">
            <text:p>0.526041666666667</text:p>
          </table:table-cell>
          <table:table-cell table:formula="of:=([.B83]+[.E83]+[.H8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4]+[.D84]+[.G84])/3" office:value-type="float" office:value="0.520833333333333" calcext:value-type="float">
            <text:p>0.520833333333333</text:p>
          </table:table-cell>
          <table:table-cell table:formula="of:=([.B84]+[.E84]+[.H8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5]+[.D85]+[.G85])/3" office:value-type="float" office:value="0.515625" calcext:value-type="float">
            <text:p>0.515625</text:p>
          </table:table-cell>
          <table:table-cell table:formula="of:=([.B85]+[.E85]+[.H8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86]+[.D86]+[.G86])/3" office:value-type="float" office:value="0.526041666666667" calcext:value-type="float">
            <text:p>0.526041666666667</text:p>
          </table:table-cell>
          <table:table-cell table:formula="of:=([.B86]+[.E86]+[.H86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7]+[.D87]+[.G87])/3" office:value-type="float" office:value="0.526041666666667" calcext:value-type="float">
            <text:p>0.526041666666667</text:p>
          </table:table-cell>
          <table:table-cell table:formula="of:=([.B87]+[.E87]+[.H8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88]+[.D88]+[.G88])/3" office:value-type="float" office:value="0.526041666666667" calcext:value-type="float">
            <text:p>0.526041666666667</text:p>
          </table:table-cell>
          <table:table-cell table:formula="of:=([.B88]+[.E88]+[.H8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89]+[.D89]+[.G89])/3" office:value-type="float" office:value="0.520833333333333" calcext:value-type="float">
            <text:p>0.520833333333333</text:p>
          </table:table-cell>
          <table:table-cell table:formula="of:=([.B89]+[.E89]+[.H8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90]+[.D90]+[.G90])/3" office:value-type="float" office:value="0.520833333333333" calcext:value-type="float">
            <text:p>0.520833333333333</text:p>
          </table:table-cell>
          <table:table-cell table:formula="of:=([.B90]+[.E90]+[.H90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1]+[.D91]+[.G91])/3" office:value-type="float" office:value="0.520833333333333" calcext:value-type="float">
            <text:p>0.520833333333333</text:p>
          </table:table-cell>
          <table:table-cell table:formula="of:=([.B91]+[.E91]+[.H9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2]+[.D92]+[.G92])/3" office:value-type="float" office:value="0.520833333333333" calcext:value-type="float">
            <text:p>0.520833333333333</text:p>
          </table:table-cell>
          <table:table-cell table:formula="of:=([.B92]+[.E92]+[.H9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3]+[.D93]+[.G93])/3" office:value-type="float" office:value="0.526041666666667" calcext:value-type="float">
            <text:p>0.526041666666667</text:p>
          </table:table-cell>
          <table:table-cell table:formula="of:=([.B93]+[.E93]+[.H9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94]+[.D94]+[.G94])/3" office:value-type="float" office:value="0.526041666666667" calcext:value-type="float">
            <text:p>0.526041666666667</text:p>
          </table:table-cell>
          <table:table-cell table:formula="of:=([.B94]+[.E94]+[.H9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5]+[.D95]+[.G95])/3" office:value-type="float" office:value="0.526041666666667" calcext:value-type="float">
            <text:p>0.526041666666667</text:p>
          </table:table-cell>
          <table:table-cell table:formula="of:=([.B95]+[.E95]+[.H95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96]+[.D96]+[.G96])/3" office:value-type="float" office:value="0.520833333333333" calcext:value-type="float">
            <text:p>0.520833333333333</text:p>
          </table:table-cell>
          <table:table-cell table:formula="of:=([.B96]+[.E96]+[.H9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7]+[.D97]+[.G97])/3" office:value-type="float" office:value="0.520833333333333" calcext:value-type="float">
            <text:p>0.520833333333333</text:p>
          </table:table-cell>
          <table:table-cell table:formula="of:=([.B97]+[.E97]+[.H9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8]+[.D98]+[.G98])/3" office:value-type="float" office:value="0.520833333333333" calcext:value-type="float">
            <text:p>0.520833333333333</text:p>
          </table:table-cell>
          <table:table-cell table:formula="of:=([.B98]+[.E98]+[.H9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99]+[.D99]+[.G99])/3" office:value-type="float" office:value="0.526041666666667" calcext:value-type="float">
            <text:p>0.526041666666667</text:p>
          </table:table-cell>
          <table:table-cell table:formula="of:=([.B99]+[.E99]+[.H9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0]+[.D100]+[.G100])/3" office:value-type="float" office:value="0.53125" calcext:value-type="float">
            <text:p>0.53125</text:p>
          </table:table-cell>
          <table:table-cell table:formula="of:=([.B100]+[.E100]+[.H10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1]+[.D101]+[.G101])/3" office:value-type="float" office:value="0.526041666666667" calcext:value-type="float">
            <text:p>0.526041666666667</text:p>
          </table:table-cell>
          <table:table-cell table:formula="of:=([.B101]+[.E101]+[.H10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02]+[.D102]+[.G102])/3" office:value-type="float" office:value="0.520833333333333" calcext:value-type="float">
            <text:p>0.520833333333333</text:p>
          </table:table-cell>
          <table:table-cell table:formula="of:=([.B102]+[.E102]+[.H10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3]+[.D103]+[.G103])/3" office:value-type="float" office:value="0.520833333333333" calcext:value-type="float">
            <text:p>0.520833333333333</text:p>
          </table:table-cell>
          <table:table-cell table:formula="of:=([.B103]+[.E103]+[.H10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4]+[.D104]+[.G104])/3" office:value-type="float" office:value="0.520833333333333" calcext:value-type="float">
            <text:p>0.520833333333333</text:p>
          </table:table-cell>
          <table:table-cell table:formula="of:=([.B104]+[.E104]+[.H10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5]+[.D105]+[.G105])/3" office:value-type="float" office:value="0.520833333333333" calcext:value-type="float">
            <text:p>0.520833333333333</text:p>
          </table:table-cell>
          <table:table-cell table:formula="of:=([.B105]+[.E105]+[.H10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6]+[.D106]+[.G106])/3" office:value-type="float" office:value="0.526041666666667" calcext:value-type="float">
            <text:p>0.526041666666667</text:p>
          </table:table-cell>
          <table:table-cell table:formula="of:=([.B106]+[.E106]+[.H10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07]+[.D107]+[.G107])/3" office:value-type="float" office:value="0.526041666666667" calcext:value-type="float">
            <text:p>0.526041666666667</text:p>
          </table:table-cell>
          <table:table-cell table:formula="of:=([.B107]+[.E107]+[.H107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8]+[.D108]+[.G108])/3" office:value-type="float" office:value="0.520833333333333" calcext:value-type="float">
            <text:p>0.520833333333333</text:p>
          </table:table-cell>
          <table:table-cell table:formula="of:=([.B108]+[.E108]+[.H10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09]+[.D109]+[.G109])/3" office:value-type="float" office:value="0.526041666666667" calcext:value-type="float">
            <text:p>0.526041666666667</text:p>
          </table:table-cell>
          <table:table-cell table:formula="of:=([.B109]+[.E109]+[.H10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0]+[.D110]+[.G110])/3" office:value-type="float" office:value="0.520833333333333" calcext:value-type="float">
            <text:p>0.520833333333333</text:p>
          </table:table-cell>
          <table:table-cell table:formula="of:=([.B110]+[.E110]+[.H110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1]+[.D111]+[.G111])/3" office:value-type="float" office:value="0.526041666666667" calcext:value-type="float">
            <text:p>0.526041666666667</text:p>
          </table:table-cell>
          <table:table-cell table:formula="of:=([.B111]+[.E111]+[.H11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12]+[.D112]+[.G112])/3" office:value-type="float" office:value="0.526041666666667" calcext:value-type="float">
            <text:p>0.526041666666667</text:p>
          </table:table-cell>
          <table:table-cell table:formula="of:=([.B112]+[.E112]+[.H112])/3" office:value-type="float" office:value="0.510416666666667" calcext:value-type="float">
            <text:p>0.510416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3]+[.D113]+[.G113])/3" office:value-type="float" office:value="0.526041666666667" calcext:value-type="float">
            <text:p>0.526041666666667</text:p>
          </table:table-cell>
          <table:table-cell table:formula="of:=([.B113]+[.E113]+[.H113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4]+[.D114]+[.G114])/3" office:value-type="float" office:value="0.526041666666667" calcext:value-type="float">
            <text:p>0.526041666666667</text:p>
          </table:table-cell>
          <table:table-cell table:formula="of:=([.B114]+[.E114]+[.H11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115]+[.D115]+[.G115])/3" office:value-type="float" office:value="0.520833333333333" calcext:value-type="float">
            <text:p>0.520833333333333</text:p>
          </table:table-cell>
          <table:table-cell table:formula="of:=([.B115]+[.E115]+[.H11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6]+[.D116]+[.G116])/3" office:value-type="float" office:value="0.526041666666667" calcext:value-type="float">
            <text:p>0.526041666666667</text:p>
          </table:table-cell>
          <table:table-cell table:formula="of:=([.B116]+[.E116]+[.H11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7]+[.D117]+[.G117])/3" office:value-type="float" office:value="0.53125" calcext:value-type="float">
            <text:p>0.53125</text:p>
          </table:table-cell>
          <table:table-cell table:formula="of:=([.B117]+[.E117]+[.H117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8]+[.D118]+[.G118])/3" office:value-type="float" office:value="0.526041666666667" calcext:value-type="float">
            <text:p>0.526041666666667</text:p>
          </table:table-cell>
          <table:table-cell table:formula="of:=([.B118]+[.E118]+[.H118])/3" office:value-type="float" office:value="0.494791666666667" calcext:value-type="float">
            <text:p>0.494791666666667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19]+[.D119]+[.G119])/3" office:value-type="float" office:value="0.515625" calcext:value-type="float">
            <text:p>0.515625</text:p>
          </table:table-cell>
          <table:table-cell table:formula="of:=([.B119]+[.E119]+[.H119])/3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0]+[.D120]+[.G120])/3" office:value-type="float" office:value="0.515625" calcext:value-type="float">
            <text:p>0.515625</text:p>
          </table:table-cell>
          <table:table-cell table:formula="of:=([.B120]+[.E120]+[.H120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21]+[.D121]+[.G121])/3" office:value-type="float" office:value="0.520833333333333" calcext:value-type="float">
            <text:p>0.520833333333333</text:p>
          </table:table-cell>
          <table:table-cell table:formula="of:=([.B121]+[.E121]+[.H121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2]+[.D122]+[.G122])/3" office:value-type="float" office:value="0.520833333333333" calcext:value-type="float">
            <text:p>0.520833333333333</text:p>
          </table:table-cell>
          <table:table-cell table:formula="of:=([.B122]+[.E122]+[.H122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3]+[.D123]+[.G123])/3" office:value-type="float" office:value="0.526041666666667" calcext:value-type="float">
            <text:p>0.526041666666667</text:p>
          </table:table-cell>
          <table:table-cell table:formula="of:=([.B123]+[.E123]+[.H12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4]+[.D124]+[.G124])/3" office:value-type="float" office:value="0.526041666666667" calcext:value-type="float">
            <text:p>0.526041666666667</text:p>
          </table:table-cell>
          <table:table-cell table:formula="of:=([.B124]+[.E124]+[.H12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5]+[.D125]+[.G125])/3" office:value-type="float" office:value="0.520833333333333" calcext:value-type="float">
            <text:p>0.520833333333333</text:p>
          </table:table-cell>
          <table:table-cell table:formula="of:=([.B125]+[.E125]+[.H12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6]+[.D126]+[.G126])/3" office:value-type="float" office:value="0.520833333333333" calcext:value-type="float">
            <text:p>0.520833333333333</text:p>
          </table:table-cell>
          <table:table-cell table:formula="of:=([.B126]+[.E126]+[.H12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7]+[.D127]+[.G127])/3" office:value-type="float" office:value="0.520833333333333" calcext:value-type="float">
            <text:p>0.520833333333333</text:p>
          </table:table-cell>
          <table:table-cell table:formula="of:=([.B127]+[.E127]+[.H12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8]+[.D128]+[.G128])/3" office:value-type="float" office:value="0.520833333333333" calcext:value-type="float">
            <text:p>0.520833333333333</text:p>
          </table:table-cell>
          <table:table-cell table:formula="of:=([.B128]+[.E128]+[.H12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29]+[.D129]+[.G129])/3" office:value-type="float" office:value="0.520833333333333" calcext:value-type="float">
            <text:p>0.520833333333333</text:p>
          </table:table-cell>
          <table:table-cell table:formula="of:=([.B129]+[.E129]+[.H12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0]+[.D130]+[.G130])/3" office:value-type="float" office:value="0.520833333333333" calcext:value-type="float">
            <text:p>0.520833333333333</text:p>
          </table:table-cell>
          <table:table-cell table:formula="of:=([.B130]+[.E130]+[.H13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1]+[.D131]+[.G131])/3" office:value-type="float" office:value="0.520833333333333" calcext:value-type="float">
            <text:p>0.520833333333333</text:p>
          </table:table-cell>
          <table:table-cell table:formula="of:=([.B131]+[.E131]+[.H13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2]+[.D132]+[.G132])/3" office:value-type="float" office:value="0.526041666666667" calcext:value-type="float">
            <text:p>0.526041666666667</text:p>
          </table:table-cell>
          <table:table-cell table:formula="of:=([.B132]+[.E132]+[.H13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3]+[.D133]+[.G133])/3" office:value-type="float" office:value="0.520833333333333" calcext:value-type="float">
            <text:p>0.520833333333333</text:p>
          </table:table-cell>
          <table:table-cell table:formula="of:=([.B133]+[.E133]+[.H13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4]+[.D134]+[.G134])/3" office:value-type="float" office:value="0.520833333333333" calcext:value-type="float">
            <text:p>0.520833333333333</text:p>
          </table:table-cell>
          <table:table-cell table:formula="of:=([.B134]+[.E134]+[.H13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35]+[.D135]+[.G135])/3" office:value-type="float" office:value="0.53125" calcext:value-type="float">
            <text:p>0.53125</text:p>
          </table:table-cell>
          <table:table-cell table:formula="of:=([.B135]+[.E135]+[.H135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36]+[.D136]+[.G136])/3" office:value-type="float" office:value="0.526041666666667" calcext:value-type="float">
            <text:p>0.526041666666667</text:p>
          </table:table-cell>
          <table:table-cell table:formula="of:=([.B136]+[.E136]+[.H13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37]+[.D137]+[.G137])/3" office:value-type="float" office:value="0.53125" calcext:value-type="float">
            <text:p>0.53125</text:p>
          </table:table-cell>
          <table:table-cell table:formula="of:=([.B137]+[.E137]+[.H137])/3" office:value-type="float" office:value="0.489583333333333" calcext:value-type="float">
            <text:p>0.489583333333333</text:p>
          </table:table-cell>
        </table:table-row>
        <table:table-row table:style-name="ro1">
          <table:table-cell table:number-columns-repeated="2" office:value-type="float" office:value="0.234375" calcext:value-type="float">
            <text:p>0.2343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8]+[.D138]+[.G138])/3" office:value-type="float" office:value="0.526041666666667" calcext:value-type="float">
            <text:p>0.526041666666667</text:p>
          </table:table-cell>
          <table:table-cell table:formula="of:=([.B138]+[.E138]+[.H13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39]+[.D139]+[.G139])/3" office:value-type="float" office:value="0.526041666666667" calcext:value-type="float">
            <text:p>0.526041666666667</text:p>
          </table:table-cell>
          <table:table-cell table:formula="of:=([.B139]+[.E139]+[.H13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0]+[.D140]+[.G140])/3" office:value-type="float" office:value="0.520833333333333" calcext:value-type="float">
            <text:p>0.520833333333333</text:p>
          </table:table-cell>
          <table:table-cell table:formula="of:=([.B140]+[.E140]+[.H14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1]+[.D141]+[.G141])/3" office:value-type="float" office:value="0.526041666666667" calcext:value-type="float">
            <text:p>0.526041666666667</text:p>
          </table:table-cell>
          <table:table-cell table:formula="of:=([.B141]+[.E141]+[.H14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2]+[.D142]+[.G142])/3" office:value-type="float" office:value="0.520833333333333" calcext:value-type="float">
            <text:p>0.520833333333333</text:p>
          </table:table-cell>
          <table:table-cell table:formula="of:=([.B142]+[.E142]+[.H14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3]+[.D143]+[.G143])/3" office:value-type="float" office:value="0.520833333333333" calcext:value-type="float">
            <text:p>0.520833333333333</text:p>
          </table:table-cell>
          <table:table-cell table:formula="of:=([.B143]+[.E143]+[.H14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4]+[.D144]+[.G144])/3" office:value-type="float" office:value="0.520833333333333" calcext:value-type="float">
            <text:p>0.520833333333333</text:p>
          </table:table-cell>
          <table:table-cell table:formula="of:=([.B144]+[.E144]+[.H14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45]+[.D145]+[.G145])/3" office:value-type="float" office:value="0.520833333333333" calcext:value-type="float">
            <text:p>0.520833333333333</text:p>
          </table:table-cell>
          <table:table-cell table:formula="of:=([.B145]+[.E145]+[.H14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6]+[.D146]+[.G146])/3" office:value-type="float" office:value="0.520833333333333" calcext:value-type="float">
            <text:p>0.520833333333333</text:p>
          </table:table-cell>
          <table:table-cell table:formula="of:=([.B146]+[.E146]+[.H14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7]+[.D147]+[.G147])/3" office:value-type="float" office:value="0.520833333333333" calcext:value-type="float">
            <text:p>0.520833333333333</text:p>
          </table:table-cell>
          <table:table-cell table:formula="of:=([.B147]+[.E147]+[.H14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48]+[.D148]+[.G148])/3" office:value-type="float" office:value="0.526041666666667" calcext:value-type="float">
            <text:p>0.526041666666667</text:p>
          </table:table-cell>
          <table:table-cell table:formula="of:=([.B148]+[.E148]+[.H148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49]+[.D149]+[.G149])/3" office:value-type="float" office:value="0.53125" calcext:value-type="float">
            <text:p>0.53125</text:p>
          </table:table-cell>
          <table:table-cell table:formula="of:=([.B149]+[.E149]+[.H14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0]+[.D150]+[.G150])/3" office:value-type="float" office:value="0.520833333333333" calcext:value-type="float">
            <text:p>0.520833333333333</text:p>
          </table:table-cell>
          <table:table-cell table:formula="of:=([.B150]+[.E150]+[.H15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1]+[.D151]+[.G151])/3" office:value-type="float" office:value="0.520833333333333" calcext:value-type="float">
            <text:p>0.520833333333333</text:p>
          </table:table-cell>
          <table:table-cell table:formula="of:=([.B151]+[.E151]+[.H15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2]+[.D152]+[.G152])/3" office:value-type="float" office:value="0.520833333333333" calcext:value-type="float">
            <text:p>0.520833333333333</text:p>
          </table:table-cell>
          <table:table-cell table:formula="of:=([.B152]+[.E152]+[.H15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3]+[.D153]+[.G153])/3" office:value-type="float" office:value="0.526041666666667" calcext:value-type="float">
            <text:p>0.526041666666667</text:p>
          </table:table-cell>
          <table:table-cell table:formula="of:=([.B153]+[.E153]+[.H15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4]+[.D154]+[.G154])/3" office:value-type="float" office:value="0.520833333333333" calcext:value-type="float">
            <text:p>0.520833333333333</text:p>
          </table:table-cell>
          <table:table-cell table:formula="of:=([.B154]+[.E154]+[.H15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5]+[.D155]+[.G155])/3" office:value-type="float" office:value="0.520833333333333" calcext:value-type="float">
            <text:p>0.520833333333333</text:p>
          </table:table-cell>
          <table:table-cell table:formula="of:=([.B155]+[.E155]+[.H15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56]+[.D156]+[.G156])/3" office:value-type="float" office:value="0.526041666666667" calcext:value-type="float">
            <text:p>0.526041666666667</text:p>
          </table:table-cell>
          <table:table-cell table:formula="of:=([.B156]+[.E156]+[.H15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7]+[.D157]+[.G157])/3" office:value-type="float" office:value="0.53125" calcext:value-type="float">
            <text:p>0.53125</text:p>
          </table:table-cell>
          <table:table-cell table:formula="of:=([.B157]+[.E157]+[.H157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58]+[.D158]+[.G158])/3" office:value-type="float" office:value="0.520833333333333" calcext:value-type="float">
            <text:p>0.520833333333333</text:p>
          </table:table-cell>
          <table:table-cell table:formula="of:=([.B158]+[.E158]+[.H158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59]+[.D159]+[.G159])/3" office:value-type="float" office:value="0.520833333333333" calcext:value-type="float">
            <text:p>0.520833333333333</text:p>
          </table:table-cell>
          <table:table-cell table:formula="of:=([.B159]+[.E159]+[.H159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0]+[.D160]+[.G160])/3" office:value-type="float" office:value="0.520833333333333" calcext:value-type="float">
            <text:p>0.520833333333333</text:p>
          </table:table-cell>
          <table:table-cell table:formula="of:=([.B160]+[.E160]+[.H16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1]+[.D161]+[.G161])/3" office:value-type="float" office:value="0.520833333333333" calcext:value-type="float">
            <text:p>0.520833333333333</text:p>
          </table:table-cell>
          <table:table-cell table:formula="of:=([.B161]+[.E161]+[.H16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62]+[.D162]+[.G162])/3" office:value-type="float" office:value="0.520833333333333" calcext:value-type="float">
            <text:p>0.520833333333333</text:p>
          </table:table-cell>
          <table:table-cell table:formula="of:=([.B162]+[.E162]+[.H162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3]+[.D163]+[.G163])/3" office:value-type="float" office:value="0.520833333333333" calcext:value-type="float">
            <text:p>0.520833333333333</text:p>
          </table:table-cell>
          <table:table-cell table:formula="of:=([.B163]+[.E163]+[.H16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4]+[.D164]+[.G164])/3" office:value-type="float" office:value="0.53125" calcext:value-type="float">
            <text:p>0.53125</text:p>
          </table:table-cell>
          <table:table-cell table:formula="of:=([.B164]+[.E164]+[.H164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65]+[.D165]+[.G165])/3" office:value-type="float" office:value="0.526041666666667" calcext:value-type="float">
            <text:p>0.526041666666667</text:p>
          </table:table-cell>
          <table:table-cell table:formula="of:=([.B165]+[.E165]+[.H16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66]+[.D166]+[.G166])/3" office:value-type="float" office:value="0.526041666666667" calcext:value-type="float">
            <text:p>0.526041666666667</text:p>
          </table:table-cell>
          <table:table-cell table:formula="of:=([.B166]+[.E166]+[.H16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7]+[.D167]+[.G167])/3" office:value-type="float" office:value="0.520833333333333" calcext:value-type="float">
            <text:p>0.520833333333333</text:p>
          </table:table-cell>
          <table:table-cell table:formula="of:=([.B167]+[.E167]+[.H16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68]+[.D168]+[.G168])/3" office:value-type="float" office:value="0.520833333333333" calcext:value-type="float">
            <text:p>0.520833333333333</text:p>
          </table:table-cell>
          <table:table-cell table:formula="of:=([.B168]+[.E168]+[.H168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69]+[.D169]+[.G169])/3" office:value-type="float" office:value="0.53125" calcext:value-type="float">
            <text:p>0.53125</text:p>
          </table:table-cell>
          <table:table-cell table:formula="of:=([.B169]+[.E169]+[.H16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70]+[.D170]+[.G170])/3" office:value-type="float" office:value="0.526041666666667" calcext:value-type="float">
            <text:p>0.526041666666667</text:p>
          </table:table-cell>
          <table:table-cell table:formula="of:=([.B170]+[.E170]+[.H170])/3" office:value-type="float" office:value="0.489583333333333" calcext:value-type="float">
            <text:p>0.489583333333333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71]+[.D171]+[.G171])/3" office:value-type="float" office:value="0.515625" calcext:value-type="float">
            <text:p>0.515625</text:p>
          </table:table-cell>
          <table:table-cell table:formula="of:=([.B171]+[.E171]+[.H17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2]+[.D172]+[.G172])/3" office:value-type="float" office:value="0.520833333333333" calcext:value-type="float">
            <text:p>0.520833333333333</text:p>
          </table:table-cell>
          <table:table-cell table:formula="of:=([.B172]+[.E172]+[.H17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3]+[.D173]+[.G173])/3" office:value-type="float" office:value="0.520833333333333" calcext:value-type="float">
            <text:p>0.520833333333333</text:p>
          </table:table-cell>
          <table:table-cell table:formula="of:=([.B173]+[.E173]+[.H17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4]+[.D174]+[.G174])/3" office:value-type="float" office:value="0.520833333333333" calcext:value-type="float">
            <text:p>0.520833333333333</text:p>
          </table:table-cell>
          <table:table-cell table:formula="of:=([.B174]+[.E174]+[.H17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5]+[.D175]+[.G175])/3" office:value-type="float" office:value="0.520833333333333" calcext:value-type="float">
            <text:p>0.520833333333333</text:p>
          </table:table-cell>
          <table:table-cell table:formula="of:=([.B175]+[.E175]+[.H17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6]+[.D176]+[.G176])/3" office:value-type="float" office:value="0.520833333333333" calcext:value-type="float">
            <text:p>0.520833333333333</text:p>
          </table:table-cell>
          <table:table-cell table:formula="of:=([.B176]+[.E176]+[.H17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77]+[.D177]+[.G177])/3" office:value-type="float" office:value="0.520833333333333" calcext:value-type="float">
            <text:p>0.520833333333333</text:p>
          </table:table-cell>
          <table:table-cell table:formula="of:=([.B177]+[.E177]+[.H17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78]+[.D178]+[.G178])/3" office:value-type="float" office:value="0.520833333333333" calcext:value-type="float">
            <text:p>0.520833333333333</text:p>
          </table:table-cell>
          <table:table-cell table:formula="of:=([.B178]+[.E178]+[.H178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79]+[.D179]+[.G179])/3" office:value-type="float" office:value="0.520833333333333" calcext:value-type="float">
            <text:p>0.520833333333333</text:p>
          </table:table-cell>
          <table:table-cell table:formula="of:=([.B179]+[.E179]+[.H17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80]+[.D180]+[.G180])/3" office:value-type="float" office:value="0.520833333333333" calcext:value-type="float">
            <text:p>0.520833333333333</text:p>
          </table:table-cell>
          <table:table-cell table:formula="of:=([.B180]+[.E180]+[.H180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1]+[.D181]+[.G181])/3" office:value-type="float" office:value="0.526041666666667" calcext:value-type="float">
            <text:p>0.526041666666667</text:p>
          </table:table-cell>
          <table:table-cell table:formula="of:=([.B181]+[.E181]+[.H181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2]+[.D182]+[.G182])/3" office:value-type="float" office:value="0.520833333333333" calcext:value-type="float">
            <text:p>0.520833333333333</text:p>
          </table:table-cell>
          <table:table-cell table:formula="of:=([.B182]+[.E182]+[.H18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3]+[.D183]+[.G183])/3" office:value-type="float" office:value="0.520833333333333" calcext:value-type="float">
            <text:p>0.520833333333333</text:p>
          </table:table-cell>
          <table:table-cell table:formula="of:=([.B183]+[.E183]+[.H18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4]+[.D184]+[.G184])/3" office:value-type="float" office:value="0.520833333333333" calcext:value-type="float">
            <text:p>0.520833333333333</text:p>
          </table:table-cell>
          <table:table-cell table:formula="of:=([.B184]+[.E184]+[.H18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85]+[.D185]+[.G185])/3" office:value-type="float" office:value="0.520833333333333" calcext:value-type="float">
            <text:p>0.520833333333333</text:p>
          </table:table-cell>
          <table:table-cell table:formula="of:=([.B185]+[.E185]+[.H18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86]+[.D186]+[.G186])/3" office:value-type="float" office:value="0.520833333333333" calcext:value-type="float">
            <text:p>0.520833333333333</text:p>
          </table:table-cell>
          <table:table-cell table:formula="of:=([.B186]+[.E186]+[.H186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87]+[.D187]+[.G187])/3" office:value-type="float" office:value="0.520833333333333" calcext:value-type="float">
            <text:p>0.520833333333333</text:p>
          </table:table-cell>
          <table:table-cell table:formula="of:=([.B187]+[.E187]+[.H18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8]+[.D188]+[.G188])/3" office:value-type="float" office:value="0.526041666666667" calcext:value-type="float">
            <text:p>0.526041666666667</text:p>
          </table:table-cell>
          <table:table-cell table:formula="of:=([.B188]+[.E188]+[.H18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89]+[.D189]+[.G189])/3" office:value-type="float" office:value="0.526041666666667" calcext:value-type="float">
            <text:p>0.526041666666667</text:p>
          </table:table-cell>
          <table:table-cell table:formula="of:=([.B189]+[.E189]+[.H189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0]+[.D190]+[.G190])/3" office:value-type="float" office:value="0.520833333333333" calcext:value-type="float">
            <text:p>0.520833333333333</text:p>
          </table:table-cell>
          <table:table-cell table:formula="of:=([.B190]+[.E190]+[.H19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1]+[.D191]+[.G191])/3" office:value-type="float" office:value="0.520833333333333" calcext:value-type="float">
            <text:p>0.520833333333333</text:p>
          </table:table-cell>
          <table:table-cell table:formula="of:=([.B191]+[.E191]+[.H19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2]+[.D192]+[.G192])/3" office:value-type="float" office:value="0.53125" calcext:value-type="float">
            <text:p>0.53125</text:p>
          </table:table-cell>
          <table:table-cell table:formula="of:=([.B192]+[.E192]+[.H19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3]+[.D193]+[.G193])/3" office:value-type="float" office:value="0.520833333333333" calcext:value-type="float">
            <text:p>0.520833333333333</text:p>
          </table:table-cell>
          <table:table-cell table:formula="of:=([.B193]+[.E193]+[.H19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4]+[.D194]+[.G194])/3" office:value-type="float" office:value="0.526041666666667" calcext:value-type="float">
            <text:p>0.526041666666667</text:p>
          </table:table-cell>
          <table:table-cell table:formula="of:=([.B194]+[.E194]+[.H194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95]+[.D195]+[.G195])/3" office:value-type="float" office:value="0.526041666666667" calcext:value-type="float">
            <text:p>0.526041666666667</text:p>
          </table:table-cell>
          <table:table-cell table:formula="of:=([.B195]+[.E195]+[.H19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6]+[.D196]+[.G196])/3" office:value-type="float" office:value="0.520833333333333" calcext:value-type="float">
            <text:p>0.520833333333333</text:p>
          </table:table-cell>
          <table:table-cell table:formula="of:=([.B196]+[.E196]+[.H19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97]+[.D197]+[.G197])/3" office:value-type="float" office:value="0.520833333333333" calcext:value-type="float">
            <text:p>0.520833333333333</text:p>
          </table:table-cell>
          <table:table-cell table:formula="of:=([.B197]+[.E197]+[.H19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198]+[.D198]+[.G198])/3" office:value-type="float" office:value="0.520833333333333" calcext:value-type="float">
            <text:p>0.520833333333333</text:p>
          </table:table-cell>
          <table:table-cell table:formula="of:=([.B198]+[.E198]+[.H19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199]+[.D199]+[.G199])/3" office:value-type="float" office:value="0.526041666666667" calcext:value-type="float">
            <text:p>0.526041666666667</text:p>
          </table:table-cell>
          <table:table-cell table:formula="of:=([.B199]+[.E199]+[.H19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0]+[.D200]+[.G200])/3" office:value-type="float" office:value="0.526041666666667" calcext:value-type="float">
            <text:p>0.526041666666667</text:p>
          </table:table-cell>
          <table:table-cell table:formula="of:=([.B200]+[.E200]+[.H20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1]+[.D201]+[.G201])/3" office:value-type="float" office:value="0.526041666666667" calcext:value-type="float">
            <text:p>0.526041666666667</text:p>
          </table:table-cell>
          <table:table-cell table:formula="of:=([.B201]+[.E201]+[.H20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2]+[.D202]+[.G202])/3" office:value-type="float" office:value="0.520833333333333" calcext:value-type="float">
            <text:p>0.520833333333333</text:p>
          </table:table-cell>
          <table:table-cell table:formula="of:=([.B202]+[.E202]+[.H20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3]+[.D203]+[.G203])/3" office:value-type="float" office:value="0.520833333333333" calcext:value-type="float">
            <text:p>0.520833333333333</text:p>
          </table:table-cell>
          <table:table-cell table:formula="of:=([.B203]+[.E203]+[.H203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4]+[.D204]+[.G204])/3" office:value-type="float" office:value="0.520833333333333" calcext:value-type="float">
            <text:p>0.520833333333333</text:p>
          </table:table-cell>
          <table:table-cell table:formula="of:=([.B204]+[.E204]+[.H20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5]+[.D205]+[.G205])/3" office:value-type="float" office:value="0.520833333333333" calcext:value-type="float">
            <text:p>0.520833333333333</text:p>
          </table:table-cell>
          <table:table-cell table:formula="of:=([.B205]+[.E205]+[.H20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6]+[.D206]+[.G206])/3" office:value-type="float" office:value="0.526041666666667" calcext:value-type="float">
            <text:p>0.526041666666667</text:p>
          </table:table-cell>
          <table:table-cell table:formula="of:=([.B206]+[.E206]+[.H20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07]+[.D207]+[.G207])/3" office:value-type="float" office:value="0.526041666666667" calcext:value-type="float">
            <text:p>0.526041666666667</text:p>
          </table:table-cell>
          <table:table-cell table:formula="of:=([.B207]+[.E207]+[.H20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8]+[.D208]+[.G208])/3" office:value-type="float" office:value="0.520833333333333" calcext:value-type="float">
            <text:p>0.520833333333333</text:p>
          </table:table-cell>
          <table:table-cell table:formula="of:=([.B208]+[.E208]+[.H20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09]+[.D209]+[.G209])/3" office:value-type="float" office:value="0.526041666666667" calcext:value-type="float">
            <text:p>0.526041666666667</text:p>
          </table:table-cell>
          <table:table-cell table:formula="of:=([.B209]+[.E209]+[.H209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0]+[.D210]+[.G210])/3" office:value-type="float" office:value="0.520833333333333" calcext:value-type="float">
            <text:p>0.520833333333333</text:p>
          </table:table-cell>
          <table:table-cell table:formula="of:=([.B210]+[.E210]+[.H21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1]+[.D211]+[.G211])/3" office:value-type="float" office:value="0.526041666666667" calcext:value-type="float">
            <text:p>0.526041666666667</text:p>
          </table:table-cell>
          <table:table-cell table:formula="of:=([.B211]+[.E211]+[.H211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2]+[.D212]+[.G212])/3" office:value-type="float" office:value="0.520833333333333" calcext:value-type="float">
            <text:p>0.520833333333333</text:p>
          </table:table-cell>
          <table:table-cell table:formula="of:=([.B212]+[.E212]+[.H212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3]+[.D213]+[.G213])/3" office:value-type="float" office:value="0.526041666666667" calcext:value-type="float">
            <text:p>0.526041666666667</text:p>
          </table:table-cell>
          <table:table-cell table:formula="of:=([.B213]+[.E213]+[.H21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4]+[.D214]+[.G214])/3" office:value-type="float" office:value="0.53125" calcext:value-type="float">
            <text:p>0.53125</text:p>
          </table:table-cell>
          <table:table-cell table:formula="of:=([.B214]+[.E214]+[.H21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5]+[.D215]+[.G215])/3" office:value-type="float" office:value="0.520833333333333" calcext:value-type="float">
            <text:p>0.520833333333333</text:p>
          </table:table-cell>
          <table:table-cell table:formula="of:=([.B215]+[.E215]+[.H21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16]+[.D216]+[.G216])/3" office:value-type="float" office:value="0.520833333333333" calcext:value-type="float">
            <text:p>0.520833333333333</text:p>
          </table:table-cell>
          <table:table-cell table:formula="of:=([.B216]+[.E216]+[.H216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7]+[.D217]+[.G217])/3" office:value-type="float" office:value="0.526041666666667" calcext:value-type="float">
            <text:p>0.526041666666667</text:p>
          </table:table-cell>
          <table:table-cell table:formula="of:=([.B217]+[.E217]+[.H21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8]+[.D218]+[.G218])/3" office:value-type="float" office:value="0.520833333333333" calcext:value-type="float">
            <text:p>0.520833333333333</text:p>
          </table:table-cell>
          <table:table-cell table:formula="of:=([.B218]+[.E218]+[.H21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19]+[.D219]+[.G219])/3" office:value-type="float" office:value="0.520833333333333" calcext:value-type="float">
            <text:p>0.520833333333333</text:p>
          </table:table-cell>
          <table:table-cell table:formula="of:=([.B219]+[.E219]+[.H21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0]+[.D220]+[.G220])/3" office:value-type="float" office:value="0.526041666666667" calcext:value-type="float">
            <text:p>0.526041666666667</text:p>
          </table:table-cell>
          <table:table-cell table:formula="of:=([.B220]+[.E220]+[.H220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1]+[.D221]+[.G221])/3" office:value-type="float" office:value="0.526041666666667" calcext:value-type="float">
            <text:p>0.526041666666667</text:p>
          </table:table-cell>
          <table:table-cell table:formula="of:=([.B221]+[.E221]+[.H221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2]+[.D222]+[.G222])/3" office:value-type="float" office:value="0.520833333333333" calcext:value-type="float">
            <text:p>0.520833333333333</text:p>
          </table:table-cell>
          <table:table-cell table:formula="of:=([.B222]+[.E222]+[.H222])/3" office:value-type="float" office:value="0.489583333333333" calcext:value-type="float">
            <text:p>0.489583333333333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3]+[.D223]+[.G223])/3" office:value-type="float" office:value="0.515625" calcext:value-type="float">
            <text:p>0.515625</text:p>
          </table:table-cell>
          <table:table-cell table:formula="of:=([.B223]+[.E223]+[.H223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4]+[.D224]+[.G224])/3" office:value-type="float" office:value="0.526041666666667" calcext:value-type="float">
            <text:p>0.526041666666667</text:p>
          </table:table-cell>
          <table:table-cell table:formula="of:=([.B224]+[.E224]+[.H22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225]+[.D225]+[.G225])/3" office:value-type="float" office:value="0.526041666666667" calcext:value-type="float">
            <text:p>0.526041666666667</text:p>
          </table:table-cell>
          <table:table-cell table:formula="of:=([.B225]+[.E225]+[.H225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6]+[.D226]+[.G226])/3" office:value-type="float" office:value="0.526041666666667" calcext:value-type="float">
            <text:p>0.526041666666667</text:p>
          </table:table-cell>
          <table:table-cell table:formula="of:=([.B226]+[.E226]+[.H226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7]+[.D227]+[.G227])/3" office:value-type="float" office:value="0.526041666666667" calcext:value-type="float">
            <text:p>0.526041666666667</text:p>
          </table:table-cell>
          <table:table-cell table:formula="of:=([.B227]+[.E227]+[.H227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8]+[.D228]+[.G228])/3" office:value-type="float" office:value="0.526041666666667" calcext:value-type="float">
            <text:p>0.526041666666667</text:p>
          </table:table-cell>
          <table:table-cell table:formula="of:=([.B228]+[.E228]+[.H228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29]+[.D229]+[.G229])/3" office:value-type="float" office:value="0.526041666666667" calcext:value-type="float">
            <text:p>0.526041666666667</text:p>
          </table:table-cell>
          <table:table-cell table:formula="of:=([.B229]+[.E229]+[.H22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30]+[.D230]+[.G230])/3" office:value-type="float" office:value="0.53125" calcext:value-type="float">
            <text:p>0.53125</text:p>
          </table:table-cell>
          <table:table-cell table:formula="of:=([.B230]+[.E230]+[.H230])/3" office:value-type="float" office:value="0.494791666666667" calcext:value-type="float">
            <text:p>0.494791666666667</text:p>
          </table:table-cell>
        </table:table-row>
        <table:table-row table:style-name="ro1">
          <table:table-cell table:number-columns-repeated="2" office:value-type="float" office:value="0.21875" calcext:value-type="float">
            <text:p>0.21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31]+[.D231]+[.G231])/3" office:value-type="float" office:value="0.520833333333333" calcext:value-type="float">
            <text:p>0.520833333333333</text:p>
          </table:table-cell>
          <table:table-cell table:formula="of:=([.B231]+[.E231]+[.H23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32]+[.D232]+[.G232])/3" office:value-type="float" office:value="0.515625" calcext:value-type="float">
            <text:p>0.515625</text:p>
          </table:table-cell>
          <table:table-cell table:formula="of:=([.B232]+[.E232]+[.H232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33]+[.D233]+[.G233])/3" office:value-type="float" office:value="0.526041666666667" calcext:value-type="float">
            <text:p>0.526041666666667</text:p>
          </table:table-cell>
          <table:table-cell table:formula="of:=([.B233]+[.E233]+[.H233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234]+[.D234]+[.G234])/3" office:value-type="float" office:value="0.526041666666667" calcext:value-type="float">
            <text:p>0.526041666666667</text:p>
          </table:table-cell>
          <table:table-cell table:formula="of:=([.B234]+[.E234]+[.H234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35]+[.D235]+[.G235])/3" office:value-type="float" office:value="0.520833333333333" calcext:value-type="float">
            <text:p>0.520833333333333</text:p>
          </table:table-cell>
          <table:table-cell table:formula="of:=([.B235]+[.E235]+[.H235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36]+[.D236]+[.G236])/3" office:value-type="float" office:value="0.515625" calcext:value-type="float">
            <text:p>0.515625</text:p>
          </table:table-cell>
          <table:table-cell table:formula="of:=([.B236]+[.E236]+[.H236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0.359375" calcext:value-type="float">
            <text:p>0.359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21875" calcext:value-type="float">
            <text:p>0.421875</text:p>
          </table:table-cell>
          <table:table-cell table:number-columns-repeated="2"/>
          <table:table-cell table:formula="of:=([.A237]+[.D237]+[.G237])/3" office:value-type="float" office:value="0.552083333333333" calcext:value-type="float">
            <text:p>0.552083333333333</text:p>
          </table:table-cell>
          <table:table-cell table:formula="of:=([.B237]+[.E237]+[.H237])/3" office:value-type="float" office:value="0.552083333333333" calcext:value-type="float">
            <text:p>0.552083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484375" calcext:value-type="float">
            <text:p>0.484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65625" calcext:value-type="float">
            <text:p>0.76562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238]+[.D238]+[.G238])/3" office:value-type="float" office:value="0.604166666666667" calcext:value-type="float">
            <text:p>0.604166666666667</text:p>
          </table:table-cell>
          <table:table-cell table:formula="of:=([.B238]+[.E238]+[.H238])/3" office:value-type="float" office:value="0.588541666666667" calcext:value-type="float">
            <text:p>0.588541666666667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59375" calcext:value-type="float">
            <text:p>0.593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921875" calcext:value-type="float">
            <text:p>0.92187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39]+[.D239]+[.G239])/3" office:value-type="float" office:value="0.6875" calcext:value-type="float">
            <text:p>0.6875</text:p>
          </table:table-cell>
          <table:table-cell table:formula="of:=([.B239]+[.E239]+[.H239])/3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375" calcext:value-type="float">
            <text:p>0.375</text:p>
          </table:table-cell>
          <table:table-cell table:number-columns-repeated="2"/>
          <table:table-cell table:formula="of:=([.A240]+[.D240]+[.G240])/3" office:value-type="float" office:value="0.760416666666667" calcext:value-type="float">
            <text:p>0.760416666666667</text:p>
          </table:table-cell>
          <table:table-cell table:formula="of:=([.B240]+[.E240]+[.H240])/3" office:value-type="float" office:value="0.645833333333333" calcext:value-type="float">
            <text:p>0.645833333333333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359375" calcext:value-type="float">
            <text:p>0.359375</text:p>
          </table:table-cell>
          <table:table-cell table:number-columns-repeated="2"/>
          <table:table-cell table:formula="of:=([.A241]+[.D241]+[.G241])/3" office:value-type="float" office:value="0.729166666666667" calcext:value-type="float">
            <text:p>0.729166666666667</text:p>
          </table:table-cell>
          <table:table-cell table:formula="of:=([.B241]+[.E241]+[.H241])/3" office:value-type="float" office:value="0.739583333333333" calcext:value-type="float">
            <text:p>0.739583333333333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1.015625" calcext:value-type="float">
            <text:p>1.0156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1.03125" calcext:value-type="float">
            <text:p>1.03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34375" calcext:value-type="float">
            <text:p>0.34375</text:p>
          </table:table-cell>
          <table:table-cell table:number-columns-repeated="2"/>
          <table:table-cell table:formula="of:=([.A242]+[.D242]+[.G242])/3" office:value-type="float" office:value="0.708333333333333" calcext:value-type="float">
            <text:p>0.708333333333333</text:p>
          </table:table-cell>
          <table:table-cell table:formula="of:=([.B242]+[.E242]+[.H242])/3"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.171875" calcext:value-type="float">
            <text:p>1.1718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1.203125" calcext:value-type="float">
            <text:p>1.20312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328125" calcext:value-type="float">
            <text:p>0.328125</text:p>
          </table:table-cell>
          <table:table-cell table:number-columns-repeated="2"/>
          <table:table-cell table:formula="of:=([.A243]+[.D243]+[.G243])/3" office:value-type="float" office:value="0.791666666666667" calcext:value-type="float">
            <text:p>0.791666666666667</text:p>
          </table:table-cell>
          <table:table-cell table:formula="of:=([.B243]+[.E243]+[.H243])/3" office:value-type="float" office:value="0.901041666666667" calcext:value-type="float">
            <text:p>0.90104166666666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4375" calcext:value-type="float">
            <text:p>1.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328125" calcext:value-type="float">
            <text:p>0.328125</text:p>
          </table:table-cell>
          <table:table-cell table:number-columns-repeated="2"/>
          <table:table-cell table:formula="of:=([.A244]+[.D244]+[.G244])/3" office:value-type="float" office:value="0.8125" calcext:value-type="float">
            <text:p>0.8125</text:p>
          </table:table-cell>
          <table:table-cell table:formula="of:=([.B244]+[.E244]+[.H244])/3"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1.015625" calcext:value-type="float">
            <text:p>1.015625</text:p>
          </table:table-cell>
          <table:table-cell office:value-type="float" office:value="1.515625" calcext:value-type="float">
            <text:p>1.51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1.546875" calcext:value-type="float">
            <text:p>1.546875</text:p>
          </table:table-cell>
          <table:table-cell/>
          <table:table-cell office:value-type="float" office:value="0.9375" calcext:value-type="float">
            <text:p>0.9375</text:p>
          </table:table-cell>
          <table:table-cell office:value-type="float" office:value="0.328125" calcext:value-type="float">
            <text:p>0.328125</text:p>
          </table:table-cell>
          <table:table-cell table:number-columns-repeated="2"/>
          <table:table-cell table:formula="of:=([.A245]+[.D245]+[.G245])/3" office:value-type="float" office:value="0.9375" calcext:value-type="float">
            <text:p>0.9375</text:p>
          </table:table-cell>
          <table:table-cell table:formula="of:=([.B245]+[.E245]+[.H245])/3" office:value-type="float" office:value="1.13020833333333" calcext:value-type="float">
            <text:p>1.13020833333333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359375" calcext:value-type="float">
            <text:p>1.35937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  <table:table-cell table:formula="of:=([.A246]+[.D246]+[.G246])/3" office:value-type="float" office:value="1.05729166666667" calcext:value-type="float">
            <text:p>1.05729166666667</text:p>
          </table:table-cell>
          <table:table-cell table:formula="of:=([.B246]+[.E246]+[.H246])/3" office:value-type="float" office:value="1.05729166666667" calcext:value-type="float">
            <text:p>1.05729166666667</text:p>
          </table:table-cell>
        </table:table-row>
        <table:table-row table:style-name="ro1">
          <table:table-cell office:value-type="float" office:value="1.265625" calcext:value-type="float">
            <text:p>1.265625</text:p>
          </table:table-cell>
          <table:table-cell office:value-type="float" office:value="1.53125" calcext:value-type="float">
            <text:p>1.53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671875" calcext:value-type="float">
            <text:p>0.671875</text:p>
          </table:table-cell>
          <table:table-cell table:number-columns-repeated="2"/>
          <table:table-cell table:formula="of:=([.A247]+[.D247]+[.G247])/3" office:value-type="float" office:value="0.84375" calcext:value-type="float">
            <text:p>0.84375</text:p>
          </table:table-cell>
          <table:table-cell table:formula="of:=([.B247]+[.E247]+[.H247])/3" office:value-type="float" office:value="1.02604166666667" calcext:value-type="float">
            <text:p>1.02604166666667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328125" calcext:value-type="float">
            <text:p>1.3281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609375" calcext:value-type="float">
            <text:p>0.609375</text:p>
          </table:table-cell>
          <table:table-cell table:number-columns-repeated="2"/>
          <table:table-cell table:formula="of:=([.A248]+[.D248]+[.G248])/3" office:value-type="float" office:value="0.802083333333333" calcext:value-type="float">
            <text:p>0.802083333333333</text:p>
          </table:table-cell>
          <table:table-cell table:formula="of:=([.B248]+[.E248]+[.H248])/3"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249]+[.D249]+[.G249])/3" office:value-type="float" office:value="0.786458333333333" calcext:value-type="float">
            <text:p>0.786458333333333</text:p>
          </table:table-cell>
          <table:table-cell table:formula="of:=([.B249]+[.E249]+[.H249])/3" office:value-type="float" office:value="0.661458333333333" calcext:value-type="float">
            <text:p>0.66145833333333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09375" calcext:value-type="float">
            <text:p>1.09375</text:p>
          </table:table-cell>
          <table:table-cell/>
          <table:table-cell office:value-type="float" office:value="0.484375" calcext:value-type="float">
            <text:p>0.484375</text:p>
          </table:table-cell>
          <table:table-cell office:value-type="float" office:value="0.28125" calcext:value-type="float">
            <text:p>0.2812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.3125" calcext:value-type="float">
            <text:p>0.3125</text:p>
          </table:table-cell>
          <table:table-cell table:number-columns-repeated="2"/>
          <table:table-cell table:formula="of:=([.A250]+[.D250]+[.G250])/3" office:value-type="float" office:value="0.708333333333333" calcext:value-type="float">
            <text:p>0.708333333333333</text:p>
          </table:table-cell>
          <table:table-cell table:formula="of:=([.B250]+[.E250]+[.H250])/3"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609375" calcext:value-type="float">
            <text:p>0.609375</text:p>
          </table:table-cell>
          <table:table-cell/>
          <table:table-cell office:value-type="float" office:value="0.421875" calcext:value-type="float">
            <text:p>0.421875</text:p>
          </table:table-cell>
          <table:table-cell office:value-type="float" office:value="0.296875" calcext:value-type="float">
            <text:p>0.2968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-0.015625" calcext:value-type="float">
            <text:p>-0.015625</text:p>
          </table:table-cell>
          <table:table-cell table:number-columns-repeated="2"/>
          <table:table-cell table:formula="of:=([.A251]+[.D251]+[.G251])/3" office:value-type="float" office:value="0.609375" calcext:value-type="float">
            <text:p>0.609375</text:p>
          </table:table-cell>
          <table:table-cell table:formula="of:=([.B251]+[.E251]+[.H251])/3"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0.71875" calcext:value-type="float">
            <text:p>0.7187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table:formula="of:=([.A252]+[.D252]+[.G252])/3" office:value-type="float" office:value="0.489583333333333" calcext:value-type="float">
            <text:p>0.489583333333333</text:p>
          </table:table-cell>
          <table:table-cell table:formula="of:=([.B252]+[.E252]+[.H252])/3"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34375" calcext:value-type="float">
            <text:p>0.3437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0.140625" calcext:value-type="float">
            <text:p>0.140625</text:p>
          </table:table-cell>
          <table:table-cell office:value-type="float" office:value="-0.328125" calcext:value-type="float">
            <text:p>-0.328125</text:p>
          </table:table-cell>
          <table:table-cell table:number-columns-repeated="2"/>
          <table:table-cell table:formula="of:=([.A253]+[.D253]+[.G253])/3" office:value-type="float" office:value="0.385416666666667" calcext:value-type="float">
            <text:p>0.385416666666667</text:p>
          </table:table-cell>
          <table:table-cell table:formula="of:=([.B253]+[.E253]+[.H253])/3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.265625" calcext:value-type="float">
            <text:p>0.265625</text:p>
          </table:table-cell>
          <table:table-cell office:value-type="float" office:value="0.640625" calcext:value-type="float">
            <text:p>0.64062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-0.09375" calcext:value-type="float">
            <text:p>-0.09375</text:p>
          </table:table-cell>
          <table:table-cell table:number-columns-repeated="2"/>
          <table:table-cell table:formula="of:=([.A254]+[.D254]+[.G254])/3" office:value-type="float" office:value="0.338541666666667" calcext:value-type="float">
            <text:p>0.338541666666667</text:p>
          </table:table-cell>
          <table:table-cell table:formula="of:=([.B254]+[.E254]+[.H254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-0.265625" calcext:value-type="float">
            <text:p>-0.265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0.296875" calcext:value-type="float">
            <text:p>0.296875</text:p>
          </table:table-cell>
          <table:table-cell office:value-type="float" office:value="0.15625" calcext:value-type="float">
            <text:p>0.15625</text:p>
          </table:table-cell>
          <table:table-cell table:number-columns-repeated="2"/>
          <table:table-cell table:formula="of:=([.A255]+[.D255]+[.G255])/3" office:value-type="float" office:value="0.244791666666667" calcext:value-type="float">
            <text:p>0.244791666666667</text:p>
          </table:table-cell>
          <table:table-cell table:formula="of:=([.B255]+[.E255]+[.H255])/3" office:value-type="float" office:value="0.182291666666667" calcext:value-type="float">
            <text:p>0.182291666666667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390625" calcext:value-type="float">
            <text:p>-0.390625</text:p>
          </table:table-cell>
          <table:table-cell/>
          <table:table-cell office:value-type="float" office:value="0.015625" calcext:value-type="float">
            <text:p>0.015625</text:p>
          </table:table-cell>
          <table:table-cell office:value-type="float" office:value="0.328125" calcext:value-type="float">
            <text:p>0.328125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0.59375" calcext:value-type="float">
            <text:p>0.59375</text:p>
          </table:table-cell>
          <table:table-cell table:number-columns-repeated="2"/>
          <table:table-cell table:formula="of:=([.A256]+[.D256]+[.G256])/3" office:value-type="float" office:value="0.223958333333333" calcext:value-type="float">
            <text:p>0.223958333333333</text:p>
          </table:table-cell>
          <table:table-cell table:formula="of:=([.B256]+[.E256]+[.H256])/3" office:value-type="float" office:value="0.177083333333333" calcext:value-type="float">
            <text:p>0.177083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203125" calcext:value-type="float">
            <text:p>0.20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015625" calcext:value-type="float">
            <text:p>-0.015625</text:p>
          </table:table-cell>
          <table:table-cell office:value-type="float" office:value="0.96875" calcext:value-type="float">
            <text:p>0.96875</text:p>
          </table:table-cell>
          <table:table-cell table:number-columns-repeated="2"/>
          <table:table-cell table:formula="of:=([.A257]+[.D257]+[.G257])/3" office:value-type="float" office:value="0.192708333333333" calcext:value-type="float">
            <text:p>0.192708333333333</text:p>
          </table:table-cell>
          <table:table-cell table:formula="of:=([.B257]+[.E257]+[.H257])/3" office:value-type="float" office:value="0.302083333333333" calcext:value-type="float">
            <text:p>0.30208333333333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-0.40625" calcext:value-type="float">
            <text:p>-0.4062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328125" calcext:value-type="float">
            <text:p>1.328125</text:p>
          </table:table-cell>
          <table:table-cell table:number-columns-repeated="2"/>
          <table:table-cell table:formula="of:=([.A258]+[.D258]+[.G258])/3" office:value-type="float" office:value="0.255208333333333" calcext:value-type="float">
            <text:p>0.255208333333333</text:p>
          </table:table-cell>
          <table:table-cell table:formula="of:=([.B258]+[.E258]+[.H258])/3" office:value-type="float" office:value="0.322916666666667" calcext:value-type="float">
            <text:p>0.322916666666667</text:p>
          </table:table-cell>
        </table:table-row>
        <table:table-row table:style-name="ro1">
          <table:table-cell office:value-type="float" office:value="-0.234375" calcext:value-type="float">
            <text:p>-0.23437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1.203125" calcext:value-type="float">
            <text:p>1.203125</text:p>
          </table:table-cell>
          <table:table-cell table:number-columns-repeated="2"/>
          <table:table-cell table:formula="of:=([.A259]+[.D259]+[.G259])/3" office:value-type="float" office:value="0.322916666666667" calcext:value-type="float">
            <text:p>0.322916666666667</text:p>
          </table:table-cell>
          <table:table-cell table:formula="of:=([.B259]+[.E259]+[.H259])/3" office:value-type="float" office:value="0.302083333333333" calcext:value-type="float">
            <text:p>0.302083333333333</text:p>
          </table:table-cell>
        </table:table-row>
        <table:table-row table:style-name="ro1">
          <table:table-cell office:value-type="float" office:value="-0.359375" calcext:value-type="float">
            <text:p>-0.35937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-0.46875" calcext:value-type="float">
            <text:p>-0.46875</text:p>
          </table:table-cell>
          <table:table-cell/>
          <table:table-cell office:value-type="float" office:value="1.421875" calcext:value-type="float">
            <text:p>1.421875</text:p>
          </table:table-cell>
          <table:table-cell office:value-type="float" office:value="1.046875" calcext:value-type="float">
            <text:p>1.046875</text:p>
          </table:table-cell>
          <table:table-cell table:number-columns-repeated="2"/>
          <table:table-cell table:formula="of:=([.A260]+[.D260]+[.G260])/3" office:value-type="float" office:value="0.463541666666667" calcext:value-type="float">
            <text:p>0.463541666666667</text:p>
          </table:table-cell>
          <table:table-cell table:formula="of:=([.B260]+[.E260]+[.H260])/3" office:value-type="float" office:value="0.260416666666667" calcext:value-type="float">
            <text:p>0.260416666666667</text:p>
          </table:table-cell>
        </table:table-row>
        <table:table-row table:style-name="ro1">
          <table:table-cell office:value-type="float" office:value="-0.453125" calcext:value-type="float">
            <text:p>-0.453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1.984375" calcext:value-type="float">
            <text:p>1.984375</text:p>
          </table:table-cell>
          <table:table-cell office:value-type="float" office:value="0.859375" calcext:value-type="float">
            <text:p>0.859375</text:p>
          </table:table-cell>
          <table:table-cell table:number-columns-repeated="2"/>
          <table:table-cell table:formula="of:=([.A261]+[.D261]+[.G261])/3" office:value-type="float" office:value="0.635416666666667" calcext:value-type="float">
            <text:p>0.635416666666667</text:p>
          </table:table-cell>
          <table:table-cell table:formula="of:=([.B261]+[.E261]+[.H261])/3" office:value-type="float" office:value="0.161458333333333" calcext:value-type="float">
            <text:p>0.161458333333333</text:p>
          </table:table-cell>
        </table:table-row>
        <table:table-row table:style-name="ro1">
          <table:table-cell office:value-type="float" office:value="-0.484375" calcext:value-type="float">
            <text:p>-0.484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796875" calcext:value-type="float">
            <text:p>-0.79687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1.328125" calcext:value-type="float">
            <text:p>1.32812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table:formula="of:=([.A262]+[.D262]+[.G262])/3" office:value-type="float" office:value="0.015625" calcext:value-type="float">
            <text:p>0.015625</text:p>
          </table:table-cell>
          <table:table-cell table:formula="of:=([.B262]+[.E262]+[.H262])/3" office:value-type="float" office:value="0.0260416666666667" calcext:value-type="float">
            <text:p>0.026041666666667</text:p>
          </table:table-cell>
        </table:table-row>
        <table:table-row table:style-name="ro1">
          <table:table-cell office:value-type="float" office:value="-0.640625" calcext:value-type="float">
            <text:p>-0.6406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9375" calcext:value-type="float">
            <text:p>-0.93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1.421875" calcext:value-type="float">
            <text:p>1.421875</text:p>
          </table:table-cell>
          <table:table-cell office:value-type="float" office:value="0.703125" calcext:value-type="float">
            <text:p>0.703125</text:p>
          </table:table-cell>
          <table:table-cell table:number-columns-repeated="2"/>
          <table:table-cell table:formula="of:=([.A263]+[.D263]+[.G263])/3" office:value-type="float" office:value="-0.0520833333333333" calcext:value-type="float">
            <text:p>-0.052083333333333</text:p>
          </table:table-cell>
          <table:table-cell table:formula="of:=([.B263]+[.E263]+[.H263])/3" office:value-type="float" office:value="0.0572916666666667" calcext:value-type="float">
            <text:p>0.057291666666667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0.203125" calcext:value-type="float">
            <text:p>0.203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6875" calcext:value-type="float">
            <text:p>-0.6875</text:p>
          </table:table-cell>
          <table:table-cell/>
          <table:table-cell office:value-type="float" office:value="1.109375" calcext:value-type="float">
            <text:p>1.109375</text:p>
          </table:table-cell>
          <table:table-cell office:value-type="float" office:value="0.890625" calcext:value-type="float">
            <text:p>0.890625</text:p>
          </table:table-cell>
          <table:table-cell table:number-columns-repeated="2"/>
          <table:table-cell table:formula="of:=([.A264]+[.D264]+[.G264])/3" office:value-type="float" office:value="0.119791666666667" calcext:value-type="float">
            <text:p>0.119791666666667</text:p>
          </table:table-cell>
          <table:table-cell table:formula="of:=([.B264]+[.E264]+[.H264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table:formula="of:=([.A265]+[.D265]+[.G265])/3" office:value-type="float" office:value="0.177083333333333" calcext:value-type="float">
            <text:p>0.177083333333333</text:p>
          </table:table-cell>
          <table:table-cell table:formula="of:=([.B265]+[.E265]+[.H265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 table:number-columns-repeated="2"/>
          <table:table-cell table:formula="of:=([.A266]+[.D266]+[.G266])/3" office:value-type="float" office:value="0.0729166666666667" calcext:value-type="float">
            <text:p>0.072916666666667</text:p>
          </table:table-cell>
          <table:table-cell table:formula="of:=([.B266]+[.E266]+[.H266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90625" calcext:value-type="float">
            <text:p>0.906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267]+[.D267]+[.G267])/3" office:value-type="float" office:value="0.046875" calcext:value-type="float">
            <text:p>0.046875</text:p>
          </table:table-cell>
          <table:table-cell table:formula="of:=([.B267]+[.E267]+[.H267])/3" office:value-type="float" office:value="0.151041666666667" calcext:value-type="float">
            <text:p>0.151041666666667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  <table:table-cell office:value-type="float" office:value="-0.03125" calcext:value-type="float">
            <text:p>-0.03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6875" calcext:value-type="float">
            <text:p>0.6875</text:p>
          </table:table-cell>
          <table:table-cell table:number-columns-repeated="2"/>
          <table:table-cell table:formula="of:=([.A268]+[.D268]+[.G268])/3" office:value-type="float" office:value="0.0364583333333333" calcext:value-type="float">
            <text:p>0.036458333333333</text:p>
          </table:table-cell>
          <table:table-cell table:formula="of:=([.B268]+[.E268]+[.H268])/3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-0.203125" calcext:value-type="float">
            <text:p>-0.203125</text:p>
          </table:table-cell>
          <table:table-cell office:value-type="float" office:value="-0.078125" calcext:value-type="float">
            <text:p>-0.078125</text:p>
          </table:table-cell>
          <table:table-cell/>
          <table:table-cell office:value-type="float" office:value="-0.453125" calcext:value-type="float">
            <text:p>-0.4531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table:number-columns-repeated="2"/>
          <table:table-cell table:formula="of:=([.A269]+[.D269]+[.G269])/3" office:value-type="float" office:value="0.0572916666666667" calcext:value-type="float">
            <text:p>0.057291666666667</text:p>
          </table:table-cell>
          <table:table-cell table:formula="of:=([.B269]+[.E269]+[.H269])/3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-0.15625" calcext:value-type="float">
            <text:p>-0.15625</text:p>
          </table:table-cell>
          <table:table-cell office:value-type="float" office:value="0.15625" calcext:value-type="float">
            <text:p>0.156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70]+[.D270]+[.G270])/3" office:value-type="float" office:value="0.0364583333333333" calcext:value-type="float">
            <text:p>0.036458333333333</text:p>
          </table:table-cell>
          <table:table-cell table:formula="of:=([.B270]+[.E270]+[.H270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703125" calcext:value-type="float">
            <text:p>-0.70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4375" calcext:value-type="float">
            <text:p>0.84375</text:p>
          </table:table-cell>
          <table:table-cell table:number-columns-repeated="2"/>
          <table:table-cell table:formula="of:=([.A271]+[.D271]+[.G271])/3" office:value-type="float" office:value="0.0833333333333333" calcext:value-type="float">
            <text:p>0.083333333333333</text:p>
          </table:table-cell>
          <table:table-cell table:formula="of:=([.B271]+[.E271]+[.H271])/3" office:value-type="float" office:value="0.0677083333333334" calcext:value-type="float">
            <text:p>0.067708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65625" calcext:value-type="float">
            <text:p>-0.6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90625" calcext:value-type="float">
            <text:p>0.890625</text:p>
          </table:table-cell>
          <table:table-cell table:number-columns-repeated="2"/>
          <table:table-cell table:formula="of:=([.A272]+[.D272]+[.G272])/3" office:value-type="float" office:value="0.046875" calcext:value-type="float">
            <text:p>0.046875</text:p>
          </table:table-cell>
          <table:table-cell table:formula="of:=([.B272]+[.E272]+[.H272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0.21875" calcext:value-type="float">
            <text:p>-0.21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  <table:table-cell table:formula="of:=([.A273]+[.D273]+[.G273])/3" office:value-type="float" office:value="0.03125" calcext:value-type="float">
            <text:p>0.03125</text:p>
          </table:table-cell>
          <table:table-cell table:formula="of:=([.B273]+[.E273]+[.H273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109375" calcext:value-type="float">
            <text:p>-0.1093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274]+[.D274]+[.G274])/3" office:value-type="float" office:value="0.078125" calcext:value-type="float">
            <text:p>0.078125</text:p>
          </table:table-cell>
          <table:table-cell table:formula="of:=([.B274]+[.E274]+[.H274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53125" calcext:value-type="float">
            <text:p>-0.531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75]+[.D275]+[.G275])/3" office:value-type="float" office:value="0.0677083333333333" calcext:value-type="float">
            <text:p>0.067708333333333</text:p>
          </table:table-cell>
          <table:table-cell table:formula="of:=([.B275]+[.E275]+[.H275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71875" calcext:value-type="float">
            <text:p>0.171875</text:p>
          </table:table-cell>
          <table:table-cell/>
          <table:table-cell office:value-type="float" office:value="-0.484375" calcext:value-type="float">
            <text:p>-0.48437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890625" calcext:value-type="float">
            <text:p>0.8906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([.A276]+[.D276]+[.G276])/3" office:value-type="float" office:value="0.09375" calcext:value-type="float">
            <text:p>0.09375</text:p>
          </table:table-cell>
          <table:table-cell table:formula="of:=([.B276]+[.E276]+[.H276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1875" calcext:value-type="float">
            <text:p>0.71875</text:p>
          </table:table-cell>
          <table:table-cell table:number-columns-repeated="2"/>
          <table:table-cell table:formula="of:=([.A277]+[.D277]+[.G277])/3" office:value-type="float" office:value="0.0677083333333333" calcext:value-type="float">
            <text:p>0.067708333333333</text:p>
          </table:table-cell>
          <table:table-cell table:formula="of:=([.B277]+[.E277]+[.H277])/3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65625" calcext:value-type="float">
            <text:p>0.765625</text:p>
          </table:table-cell>
          <table:table-cell table:number-columns-repeated="2"/>
          <table:table-cell table:formula="of:=([.A278]+[.D278]+[.G278])/3" office:value-type="float" office:value="0.0677083333333334" calcext:value-type="float">
            <text:p>0.067708333333333</text:p>
          </table:table-cell>
          <table:table-cell table:formula="of:=([.B278]+[.E278]+[.H278])/3"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640625" calcext:value-type="float">
            <text:p>-0.640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279]+[.D279]+[.G279])/3" office:value-type="float" office:value="0.0833333333333334" calcext:value-type="float">
            <text:p>0.083333333333333</text:p>
          </table:table-cell>
          <table:table-cell table:formula="of:=([.B279]+[.E279]+[.H279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280]+[.D280]+[.G280])/3" office:value-type="float" office:value="0.0520833333333334" calcext:value-type="float">
            <text:p>0.052083333333333</text:p>
          </table:table-cell>
          <table:table-cell table:formula="of:=([.B280]+[.E280]+[.H280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59375" calcext:value-type="float">
            <text:p>0.859375</text:p>
          </table:table-cell>
          <table:table-cell table:number-columns-repeated="2"/>
          <table:table-cell table:formula="of:=([.A281]+[.D281]+[.G281])/3" office:value-type="float" office:value="0.0572916666666667" calcext:value-type="float">
            <text:p>0.057291666666667</text:p>
          </table:table-cell>
          <table:table-cell table:formula="of:=([.B281]+[.E281]+[.H281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59375" calcext:value-type="float">
            <text:p>0.859375</text:p>
          </table:table-cell>
          <table:table-cell table:number-columns-repeated="2"/>
          <table:table-cell table:formula="of:=([.A282]+[.D282]+[.G282])/3" office:value-type="float" office:value="0.0520833333333333" calcext:value-type="float">
            <text:p>0.052083333333333</text:p>
          </table:table-cell>
          <table:table-cell table:formula="of:=([.B282]+[.E282]+[.H282])/3" office:value-type="float" office:value="0.145833333333333" calcext:value-type="float">
            <text:p>0.145833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83]+[.D283]+[.G283])/3" office:value-type="float" office:value="0.0729166666666667" calcext:value-type="float">
            <text:p>0.072916666666667</text:p>
          </table:table-cell>
          <table:table-cell table:formula="of:=([.B283]+[.E283]+[.H283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84]+[.D284]+[.G284])/3" office:value-type="float" office:value="0.0989583333333334" calcext:value-type="float">
            <text:p>0.098958333333333</text:p>
          </table:table-cell>
          <table:table-cell table:formula="of:=([.B284]+[.E284]+[.H284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109375" calcext:value-type="float">
            <text:p>-0.1093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([.A285]+[.D285]+[.G285])/3" office:value-type="float" office:value="0.0677083333333333" calcext:value-type="float">
            <text:p>0.067708333333333</text:p>
          </table:table-cell>
          <table:table-cell table:formula="of:=([.B285]+[.E285]+[.H285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([.A286]+[.D286]+[.G286])/3" office:value-type="float" office:value="0.0989583333333333" calcext:value-type="float">
            <text:p>0.098958333333333</text:p>
          </table:table-cell>
          <table:table-cell table:formula="of:=([.B286]+[.E286]+[.H286])/3" office:value-type="float" office:value="0.0885416666666667" calcext:value-type="float">
            <text:p>0.088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 table:number-columns-repeated="2"/>
          <table:table-cell table:formula="of:=([.A287]+[.D287]+[.G287])/3" office:value-type="float" office:value="0.0677083333333333" calcext:value-type="float">
            <text:p>0.067708333333333</text:p>
          </table:table-cell>
          <table:table-cell table:formula="of:=([.B287]+[.E287]+[.H287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288]+[.D288]+[.G288])/3" office:value-type="float" office:value="0.03125" calcext:value-type="float">
            <text:p>0.03125</text:p>
          </table:table-cell>
          <table:table-cell table:formula="of:=([.B288]+[.E288]+[.H288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289]+[.D289]+[.G289])/3" office:value-type="float" office:value="0.0520833333333333" calcext:value-type="float">
            <text:p>0.052083333333333</text:p>
          </table:table-cell>
          <table:table-cell table:formula="of:=([.B289]+[.E289]+[.H289])/3" office:value-type="float" office:value="0.0885416666666667" calcext:value-type="float">
            <text:p>0.08854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59375" calcext:value-type="float">
            <text:p>0.859375</text:p>
          </table:table-cell>
          <table:table-cell table:number-columns-repeated="2"/>
          <table:table-cell table:formula="of:=([.A290]+[.D290]+[.G290])/3" office:value-type="float" office:value="0.0729166666666667" calcext:value-type="float">
            <text:p>0.072916666666667</text:p>
          </table:table-cell>
          <table:table-cell table:formula="of:=([.B290]+[.E290]+[.H290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4375" calcext:value-type="float">
            <text:p>0.84375</text:p>
          </table:table-cell>
          <table:table-cell table:number-columns-repeated="2"/>
          <table:table-cell table:formula="of:=([.A291]+[.D291]+[.G291])/3" office:value-type="float" office:value="0.0885416666666667" calcext:value-type="float">
            <text:p>0.088541666666667</text:p>
          </table:table-cell>
          <table:table-cell table:formula="of:=([.B291]+[.E291]+[.H291])/3"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15625" calcext:value-type="float">
            <text:p>-0.51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92]+[.D292]+[.G292])/3" office:value-type="float" office:value="0.0677083333333334" calcext:value-type="float">
            <text:p>0.067708333333333</text:p>
          </table:table-cell>
          <table:table-cell table:formula="of:=([.B292]+[.E292]+[.H292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9375" calcext:value-type="float">
            <text:p>-0.593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293]+[.D293]+[.G293])/3" office:value-type="float" office:value="0.0520833333333334" calcext:value-type="float">
            <text:p>0.052083333333333</text:p>
          </table:table-cell>
          <table:table-cell table:formula="of:=([.B293]+[.E293]+[.H293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40625" calcext:value-type="float">
            <text:p>0.14062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294]+[.D294]+[.G294])/3" office:value-type="float" office:value="0.0833333333333333" calcext:value-type="float">
            <text:p>0.083333333333333</text:p>
          </table:table-cell>
          <table:table-cell table:formula="of:=([.B294]+[.E294]+[.H294])/3" office:value-type="float" office:value="0.135416666666667" calcext:value-type="float">
            <text:p>0.135416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 table:number-columns-repeated="2"/>
          <table:table-cell table:formula="of:=([.A295]+[.D295]+[.G295])/3" office:value-type="float" office:value="0.046875" calcext:value-type="float">
            <text:p>0.046875</text:p>
          </table:table-cell>
          <table:table-cell table:formula="of:=([.B295]+[.E295]+[.H295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625" calcext:value-type="float">
            <text:p>0.062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296]+[.D296]+[.G296])/3" office:value-type="float" office:value="0.0572916666666667" calcext:value-type="float">
            <text:p>0.057291666666667</text:p>
          </table:table-cell>
          <table:table-cell table:formula="of:=([.B296]+[.E296]+[.H296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15625" calcext:value-type="float">
            <text:p>-0.5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297]+[.D297]+[.G297])/3" office:value-type="float" office:value="0.0729166666666667" calcext:value-type="float">
            <text:p>0.072916666666667</text:p>
          </table:table-cell>
          <table:table-cell table:formula="of:=([.B297]+[.E297]+[.H297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609375" calcext:value-type="float">
            <text:p>-0.609375</text:p>
          </table:table-cell>
          <table:table-cell/>
          <table:table-cell table:number-columns-repeated="2" office:value-type="float" office:value="0.828125" calcext:value-type="float">
            <text:p>0.828125</text:p>
          </table:table-cell>
          <table:table-cell table:number-columns-repeated="2"/>
          <table:table-cell table:formula="of:=([.A298]+[.D298]+[.G298])/3" office:value-type="float" office:value="0.0572916666666667" calcext:value-type="float">
            <text:p>0.057291666666667</text:p>
          </table:table-cell>
          <table:table-cell table:formula="of:=([.B298]+[.E298]+[.H298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299]+[.D299]+[.G299])/3" office:value-type="float" office:value="0.0677083333333333" calcext:value-type="float">
            <text:p>0.067708333333333</text:p>
          </table:table-cell>
          <table:table-cell table:formula="of:=([.B299]+[.E299]+[.H299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 table:number-columns-repeated="2"/>
          <table:table-cell table:formula="of:=([.A300]+[.D300]+[.G300])/3" office:value-type="float" office:value="0.078125" calcext:value-type="float">
            <text:p>0.078125</text:p>
          </table:table-cell>
          <table:table-cell table:formula="of:=([.B300]+[.E300]+[.H300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609375" calcext:value-type="float">
            <text:p>-0.609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01]+[.D301]+[.G301])/3" office:value-type="float" office:value="0.0677083333333334" calcext:value-type="float">
            <text:p>0.067708333333333</text:p>
          </table:table-cell>
          <table:table-cell table:formula="of:=([.B301]+[.E301]+[.H301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02]+[.D302]+[.G302])/3" office:value-type="float" office:value="0.078125" calcext:value-type="float">
            <text:p>0.078125</text:p>
          </table:table-cell>
          <table:table-cell table:formula="of:=([.B302]+[.E302]+[.H302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03]+[.D303]+[.G303])/3" office:value-type="float" office:value="0.0885416666666667" calcext:value-type="float">
            <text:p>0.088541666666667</text:p>
          </table:table-cell>
          <table:table-cell table:formula="of:=([.B303]+[.E303]+[.H303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304]+[.D304]+[.G304])/3" office:value-type="float" office:value="0.0729166666666667" calcext:value-type="float">
            <text:p>0.072916666666667</text:p>
          </table:table-cell>
          <table:table-cell table:formula="of:=([.B304]+[.E304]+[.H304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305]+[.D305]+[.G305])/3" office:value-type="float" office:value="0.0572916666666667" calcext:value-type="float">
            <text:p>0.057291666666667</text:p>
          </table:table-cell>
          <table:table-cell table:formula="of:=([.B305]+[.E305]+[.H305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78125" calcext:value-type="float">
            <text:p>0.07812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table:number-columns-repeated="2" office:value-type="float" office:value="0.78125" calcext:value-type="float">
            <text:p>0.78125</text:p>
          </table:table-cell>
          <table:table-cell table:number-columns-repeated="2"/>
          <table:table-cell table:formula="of:=([.A306]+[.D306]+[.G306])/3" office:value-type="float" office:value="0.0520833333333334" calcext:value-type="float">
            <text:p>0.052083333333333</text:p>
          </table:table-cell>
          <table:table-cell table:formula="of:=([.B306]+[.E306]+[.H306])/3" office:value-type="float" office:value="0.0989583333333334" calcext:value-type="float">
            <text:p>0.0989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07]+[.D307]+[.G307])/3" office:value-type="float" office:value="0.0625" calcext:value-type="float">
            <text:p>0.0625</text:p>
          </table:table-cell>
          <table:table-cell table:formula="of:=([.B307]+[.E307]+[.H307])/3" office:value-type="float" office:value="0.0833333333333334" calcext:value-type="float">
            <text:p>0.08333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40625" calcext:value-type="float">
            <text:p>0.1406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08]+[.D308]+[.G308])/3" office:value-type="float" office:value="0.078125" calcext:value-type="float">
            <text:p>0.078125</text:p>
          </table:table-cell>
          <table:table-cell table:formula="of:=([.B308]+[.E308]+[.H308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09]+[.D309]+[.G309])/3" office:value-type="float" office:value="0.0677083333333333" calcext:value-type="float">
            <text:p>0.067708333333333</text:p>
          </table:table-cell>
          <table:table-cell table:formula="of:=([.B309]+[.E309]+[.H309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10]+[.D310]+[.G310])/3" office:value-type="float" office:value="0.0677083333333333" calcext:value-type="float">
            <text:p>0.067708333333333</text:p>
          </table:table-cell>
          <table:table-cell table:formula="of:=([.B310]+[.E310]+[.H310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11]+[.D311]+[.G311])/3" office:value-type="float" office:value="0.0833333333333334" calcext:value-type="float">
            <text:p>0.083333333333333</text:p>
          </table:table-cell>
          <table:table-cell table:formula="of:=([.B311]+[.E311]+[.H311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12]+[.D312]+[.G312])/3" office:value-type="float" office:value="0.0677083333333333" calcext:value-type="float">
            <text:p>0.067708333333333</text:p>
          </table:table-cell>
          <table:table-cell table:formula="of:=([.B312]+[.E312]+[.H312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13]+[.D313]+[.G313])/3" office:value-type="float" office:value="0.0677083333333333" calcext:value-type="float">
            <text:p>0.067708333333333</text:p>
          </table:table-cell>
          <table:table-cell table:formula="of:=([.B313]+[.E313]+[.H313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14]+[.D314]+[.G314])/3" office:value-type="float" office:value="0.0625" calcext:value-type="float">
            <text:p>0.0625</text:p>
          </table:table-cell>
          <table:table-cell table:formula="of:=([.B314]+[.E314]+[.H314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15]+[.D315]+[.G315])/3" office:value-type="float" office:value="0.0625" calcext:value-type="float">
            <text:p>0.0625</text:p>
          </table:table-cell>
          <table:table-cell table:formula="of:=([.B315]+[.E315]+[.H315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 table:number-columns-repeated="2"/>
          <table:table-cell table:formula="of:=([.A316]+[.D316]+[.G316])/3" office:value-type="float" office:value="0.0572916666666667" calcext:value-type="float">
            <text:p>0.057291666666667</text:p>
          </table:table-cell>
          <table:table-cell table:formula="of:=([.B316]+[.E316]+[.H316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 table:number-columns-repeated="2"/>
          <table:table-cell table:formula="of:=([.A317]+[.D317]+[.G317])/3" office:value-type="float" office:value="0.046875" calcext:value-type="float">
            <text:p>0.046875</text:p>
          </table:table-cell>
          <table:table-cell table:formula="of:=([.B317]+[.E317]+[.H317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18]+[.D318]+[.G318])/3" office:value-type="float" office:value="0.0677083333333333" calcext:value-type="float">
            <text:p>0.067708333333333</text:p>
          </table:table-cell>
          <table:table-cell table:formula="of:=([.B318]+[.E318]+[.H318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125" calcext:value-type="float">
            <text:p>0.12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19]+[.D319]+[.G319])/3" office:value-type="float" office:value="0.0677083333333333" calcext:value-type="float">
            <text:p>0.067708333333333</text:p>
          </table:table-cell>
          <table:table-cell table:formula="of:=([.B319]+[.E319]+[.H319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20]+[.D320]+[.G320])/3" office:value-type="float" office:value="0.0625" calcext:value-type="float">
            <text:p>0.0625</text:p>
          </table:table-cell>
          <table:table-cell table:formula="of:=([.B320]+[.E320]+[.H320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59375" calcext:value-type="float">
            <text:p>0.85937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21]+[.D321]+[.G321])/3" office:value-type="float" office:value="0.0833333333333333" calcext:value-type="float">
            <text:p>0.083333333333333</text:p>
          </table:table-cell>
          <table:table-cell table:formula="of:=([.B321]+[.E321]+[.H321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22]+[.D322]+[.G322])/3" office:value-type="float" office:value="0.0677083333333334" calcext:value-type="float">
            <text:p>0.067708333333333</text:p>
          </table:table-cell>
          <table:table-cell table:formula="of:=([.B322]+[.E322]+[.H322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23]+[.D323]+[.G323])/3" office:value-type="float" office:value="0.0572916666666667" calcext:value-type="float">
            <text:p>0.057291666666667</text:p>
          </table:table-cell>
          <table:table-cell table:formula="of:=([.B323]+[.E323]+[.H323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24]+[.D324]+[.G324])/3" office:value-type="float" office:value="0.0729166666666667" calcext:value-type="float">
            <text:p>0.072916666666667</text:p>
          </table:table-cell>
          <table:table-cell table:formula="of:=([.B324]+[.E324]+[.H324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25]+[.D325]+[.G325])/3" office:value-type="float" office:value="0.0625" calcext:value-type="float">
            <text:p>0.0625</text:p>
          </table:table-cell>
          <table:table-cell table:formula="of:=([.B325]+[.E325]+[.H325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46875" calcext:value-type="float">
            <text:p>-0.54687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26]+[.D326]+[.G326])/3" office:value-type="float" office:value="0.0625" calcext:value-type="float">
            <text:p>0.0625</text:p>
          </table:table-cell>
          <table:table-cell table:formula="of:=([.B326]+[.E326]+[.H326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28125" calcext:value-type="float">
            <text:p>0.828125</text:p>
          </table:table-cell>
          <table:table-cell table:number-columns-repeated="2"/>
          <table:table-cell table:formula="of:=([.A327]+[.D327]+[.G327])/3" office:value-type="float" office:value="0.0729166666666667" calcext:value-type="float">
            <text:p>0.072916666666667</text:p>
          </table:table-cell>
          <table:table-cell table:formula="of:=([.B327]+[.E327]+[.H327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28]+[.D328]+[.G328])/3" office:value-type="float" office:value="0.0625" calcext:value-type="float">
            <text:p>0.0625</text:p>
          </table:table-cell>
          <table:table-cell table:formula="of:=([.B328]+[.E328]+[.H328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29]+[.D329]+[.G329])/3" office:value-type="float" office:value="0.078125" calcext:value-type="float">
            <text:p>0.078125</text:p>
          </table:table-cell>
          <table:table-cell table:formula="of:=([.B329]+[.E329]+[.H329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30]+[.D330]+[.G330])/3" office:value-type="float" office:value="0.0572916666666667" calcext:value-type="float">
            <text:p>0.057291666666667</text:p>
          </table:table-cell>
          <table:table-cell table:formula="of:=([.B330]+[.E330]+[.H330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31]+[.D331]+[.G331])/3" office:value-type="float" office:value="0.0625" calcext:value-type="float">
            <text:p>0.0625</text:p>
          </table:table-cell>
          <table:table-cell table:formula="of:=([.B331]+[.E331]+[.H331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32]+[.D332]+[.G332])/3" office:value-type="float" office:value="0.0625" calcext:value-type="float">
            <text:p>0.0625</text:p>
          </table:table-cell>
          <table:table-cell table:formula="of:=([.B332]+[.E332]+[.H332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625" calcext:value-type="float">
            <text:p>-0.56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33]+[.D333]+[.G333])/3" office:value-type="float" office:value="0.0572916666666667" calcext:value-type="float">
            <text:p>0.057291666666667</text:p>
          </table:table-cell>
          <table:table-cell table:formula="of:=([.B333]+[.E333]+[.H333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34]+[.D334]+[.G334])/3" office:value-type="float" office:value="0.078125" calcext:value-type="float">
            <text:p>0.078125</text:p>
          </table:table-cell>
          <table:table-cell table:formula="of:=([.B334]+[.E334]+[.H334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35]+[.D335]+[.G335])/3" office:value-type="float" office:value="0.0729166666666667" calcext:value-type="float">
            <text:p>0.072916666666667</text:p>
          </table:table-cell>
          <table:table-cell table:formula="of:=([.B335]+[.E335]+[.H335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36]+[.D336]+[.G336])/3" office:value-type="float" office:value="0.0625" calcext:value-type="float">
            <text:p>0.0625</text:p>
          </table:table-cell>
          <table:table-cell table:formula="of:=([.B336]+[.E336]+[.H336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9375" calcext:value-type="float">
            <text:p>-0.5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37]+[.D337]+[.G337])/3" office:value-type="float" office:value="0.078125" calcext:value-type="float">
            <text:p>0.078125</text:p>
          </table:table-cell>
          <table:table-cell table:formula="of:=([.B337]+[.E337]+[.H337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38]+[.D338]+[.G338])/3" office:value-type="float" office:value="0.0729166666666667" calcext:value-type="float">
            <text:p>0.072916666666667</text:p>
          </table:table-cell>
          <table:table-cell table:formula="of:=([.B338]+[.E338]+[.H338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39]+[.D339]+[.G339])/3" office:value-type="float" office:value="0.0729166666666667" calcext:value-type="float">
            <text:p>0.072916666666667</text:p>
          </table:table-cell>
          <table:table-cell table:formula="of:=([.B339]+[.E339]+[.H339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46875" calcext:value-type="float">
            <text:p>-0.5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40]+[.D340]+[.G340])/3" office:value-type="float" office:value="0.0520833333333334" calcext:value-type="float">
            <text:p>0.052083333333333</text:p>
          </table:table-cell>
          <table:table-cell table:formula="of:=([.B340]+[.E340]+[.H340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41]+[.D341]+[.G341])/3" office:value-type="float" office:value="0.0625" calcext:value-type="float">
            <text:p>0.0625</text:p>
          </table:table-cell>
          <table:table-cell table:formula="of:=([.B341]+[.E341]+[.H341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42]+[.D342]+[.G342])/3" office:value-type="float" office:value="0.0833333333333333" calcext:value-type="float">
            <text:p>0.083333333333333</text:p>
          </table:table-cell>
          <table:table-cell table:formula="of:=([.B342]+[.E342]+[.H342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43]+[.D343]+[.G343])/3" office:value-type="float" office:value="0.0833333333333333" calcext:value-type="float">
            <text:p>0.083333333333333</text:p>
          </table:table-cell>
          <table:table-cell table:formula="of:=([.B343]+[.E343]+[.H343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44]+[.D344]+[.G344])/3" office:value-type="float" office:value="0.0572916666666667" calcext:value-type="float">
            <text:p>0.057291666666667</text:p>
          </table:table-cell>
          <table:table-cell table:formula="of:=([.B344]+[.E344]+[.H344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45]+[.D345]+[.G345])/3" office:value-type="float" office:value="0.0625" calcext:value-type="float">
            <text:p>0.0625</text:p>
          </table:table-cell>
          <table:table-cell table:formula="of:=([.B345]+[.E345]+[.H345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46]+[.D346]+[.G346])/3" office:value-type="float" office:value="0.0625" calcext:value-type="float">
            <text:p>0.0625</text:p>
          </table:table-cell>
          <table:table-cell table:formula="of:=([.B346]+[.E346]+[.H346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9375" calcext:value-type="float">
            <text:p>0.09375</text:p>
          </table:table-cell>
          <table:table-cell/>
          <table:table-cell table:number-columns-repeated="2"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47]+[.D347]+[.G347])/3" office:value-type="float" office:value="0.0572916666666667" calcext:value-type="float">
            <text:p>0.057291666666667</text:p>
          </table:table-cell>
          <table:table-cell table:formula="of:=([.B347]+[.E347]+[.H347])/3" office:value-type="float" office:value="0.0989583333333334" calcext:value-type="float">
            <text:p>0.098958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8125" calcext:value-type="float">
            <text:p>0.78125</text:p>
          </table:table-cell>
          <table:table-cell table:number-columns-repeated="2"/>
          <table:table-cell table:formula="of:=([.A348]+[.D348]+[.G348])/3" office:value-type="float" office:value="0.0625" calcext:value-type="float">
            <text:p>0.0625</text:p>
          </table:table-cell>
          <table:table-cell table:formula="of:=([.B348]+[.E348]+[.H348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49]+[.D349]+[.G349])/3" office:value-type="float" office:value="0.0625" calcext:value-type="float">
            <text:p>0.0625</text:p>
          </table:table-cell>
          <table:table-cell table:formula="of:=([.B349]+[.E349]+[.H349])/3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50]+[.D350]+[.G350])/3" office:value-type="float" office:value="0.0677083333333333" calcext:value-type="float">
            <text:p>0.067708333333333</text:p>
          </table:table-cell>
          <table:table-cell table:formula="of:=([.B350]+[.E350]+[.H350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51]+[.D351]+[.G351])/3" office:value-type="float" office:value="0.0677083333333333" calcext:value-type="float">
            <text:p>0.067708333333333</text:p>
          </table:table-cell>
          <table:table-cell table:formula="of:=([.B351]+[.E351]+[.H351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52]+[.D352]+[.G352])/3" office:value-type="float" office:value="0.0729166666666667" calcext:value-type="float">
            <text:p>0.072916666666667</text:p>
          </table:table-cell>
          <table:table-cell table:formula="of:=([.B352]+[.E352]+[.H352])/3"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625" calcext:value-type="float">
            <text:p>-0.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53]+[.D353]+[.G353])/3" office:value-type="float" office:value="0.0677083333333333" calcext:value-type="float">
            <text:p>0.067708333333333</text:p>
          </table:table-cell>
          <table:table-cell table:formula="of:=([.B353]+[.E353]+[.H353])/3" office:value-type="float" office:value="0.104166666666667" calcext:value-type="float">
            <text:p>0.104166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78125" calcext:value-type="float">
            <text:p>-0.578125</text:p>
          </table:table-cell>
          <table:table-cell/>
          <table:table-cell table:number-columns-repeated="2" office:value-type="float" office:value="0.796875" calcext:value-type="float">
            <text:p>0.796875</text:p>
          </table:table-cell>
          <table:table-cell table:number-columns-repeated="2"/>
          <table:table-cell table:formula="of:=([.A354]+[.D354]+[.G354])/3" office:value-type="float" office:value="0.0572916666666667" calcext:value-type="float">
            <text:p>0.057291666666667</text:p>
          </table:table-cell>
          <table:table-cell table:formula="of:=([.B354]+[.E354]+[.H354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078125" calcext:value-type="float">
            <text:p>0.078125</text:p>
          </table:table-cell>
          <table:table-cell/>
          <table:table-cell table:number-columns-repeated="2" office:value-type="float" office:value="-0.546875" calcext:value-type="float">
            <text:p>-0.5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125" calcext:value-type="float">
            <text:p>0.8125</text:p>
          </table:table-cell>
          <table:table-cell table:number-columns-repeated="2"/>
          <table:table-cell table:formula="of:=([.A355]+[.D355]+[.G355])/3" office:value-type="float" office:value="0.0520833333333333" calcext:value-type="float">
            <text:p>0.052083333333333</text:p>
          </table:table-cell>
          <table:table-cell table:formula="of:=([.B355]+[.E355]+[.H355])/3" office:value-type="float" office:value="0.114583333333333" calcext:value-type="float">
            <text:p>0.114583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15625" calcext:value-type="float">
            <text:p>-0.5156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56]+[.D356]+[.G356])/3" office:value-type="float" office:value="0.0625" calcext:value-type="float">
            <text:p>0.0625</text:p>
          </table:table-cell>
          <table:table-cell table:formula="of:=([.B356]+[.E356]+[.H356])/3" office:value-type="float" office:value="0.119791666666667" calcext:value-type="float">
            <text:p>0.119791666666667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53125" calcext:value-type="float">
            <text:p>-0.5312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57]+[.D357]+[.G357])/3" office:value-type="float" office:value="0.0677083333333333" calcext:value-type="float">
            <text:p>0.067708333333333</text:p>
          </table:table-cell>
          <table:table-cell table:formula="of:=([.B357]+[.E357]+[.H357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53125" calcext:value-type="float">
            <text:p>-0.5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96875" calcext:value-type="float">
            <text:p>0.796875</text:p>
          </table:table-cell>
          <table:table-cell table:number-columns-repeated="2"/>
          <table:table-cell table:formula="of:=([.A358]+[.D358]+[.G358])/3" office:value-type="float" office:value="0.0625" calcext:value-type="float">
            <text:p>0.0625</text:p>
          </table:table-cell>
          <table:table-cell table:formula="of:=([.B358]+[.E358]+[.H358])/3" office:value-type="float" office:value="0.0885416666666667" calcext:value-type="float">
            <text:p>0.088541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-0.015625" calcext:value-type="float">
            <text:p>-0.0156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453125" calcext:value-type="float">
            <text:p>-0.45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65625" calcext:value-type="float">
            <text:p>0.765625</text:p>
          </table:table-cell>
          <table:table-cell table:number-columns-repeated="2"/>
          <table:table-cell table:formula="of:=([.A359]+[.D359]+[.G359])/3" office:value-type="float" office:value="0.0625" calcext:value-type="float">
            <text:p>0.0625</text:p>
          </table:table-cell>
          <table:table-cell table:formula="of:=([.B359]+[.E359]+[.H359])/3" office:value-type="float" office:value="0.0989583333333333" calcext:value-type="float">
            <text:p>0.098958333333333</text:p>
          </table:table-cell>
        </table:table-row>
        <table:table-row table:style-name="ro1">
          <table:table-cell office:value-type="float" office:value="-0.0625" calcext:value-type="float">
            <text:p>-0.0625</text:p>
          </table:table-cell>
          <table:table-cell office:value-type="float" office:value="-0.03125" calcext:value-type="float">
            <text:p>-0.03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421875" calcext:value-type="float">
            <text:p>-0.421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34375" calcext:value-type="float">
            <text:p>0.734375</text:p>
          </table:table-cell>
          <table:table-cell table:number-columns-repeated="2"/>
          <table:table-cell table:formula="of:=([.A360]+[.D360]+[.G360])/3" office:value-type="float" office:value="0.0729166666666667" calcext:value-type="float">
            <text:p>0.072916666666667</text:p>
          </table:table-cell>
          <table:table-cell table:formula="of:=([.B360]+[.E360]+[.H360])/3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296875" calcext:value-type="float">
            <text:p>-0.29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734375" calcext:value-type="float">
            <text:p>0.734375</text:p>
          </table:table-cell>
          <table:table-cell table:number-columns-repeated="2"/>
          <table:table-cell table:formula="of:=([.A361]+[.D361]+[.G361])/3" office:value-type="float" office:value="0.0520833333333333" calcext:value-type="float">
            <text:p>0.052083333333333</text:p>
          </table:table-cell>
          <table:table-cell table:formula="of:=([.B361]+[.E361]+[.H361])/3"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34375" calcext:value-type="float">
            <text:p>-0.34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03125" calcext:value-type="float">
            <text:p>0.703125</text:p>
          </table:table-cell>
          <table:table-cell table:number-columns-repeated="2"/>
          <table:table-cell table:formula="of:=([.A362]+[.D362]+[.G362])/3" office:value-type="float" office:value="0.0520833333333333" calcext:value-type="float">
            <text:p>0.052083333333333</text:p>
          </table:table-cell>
          <table:table-cell table:formula="of:=([.B362]+[.E362]+[.H362])/3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-0.546875" calcext:value-type="float">
            <text:p>-0.546875</text:p>
          </table:table-cell>
          <table:table-cell office:value-type="float" office:value="-0.328125" calcext:value-type="float">
            <text:p>-0.32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table:number-columns-repeated="2"/>
          <table:table-cell table:formula="of:=([.A363]+[.D363]+[.G363])/3" office:value-type="float" office:value="0.0677083333333333" calcext:value-type="float">
            <text:p>0.067708333333333</text:p>
          </table:table-cell>
          <table:table-cell table:formula="of:=([.B363]+[.E363]+[.H363])/3"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40625" calcext:value-type="float">
            <text:p>0.40625</text:p>
          </table:table-cell>
          <table:table-cell/>
          <table:table-cell office:value-type="float" office:value="-0.578125" calcext:value-type="float">
            <text:p>-0.57812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5625" calcext:value-type="float">
            <text:p>0.5625</text:p>
          </table:table-cell>
          <table:table-cell table:number-columns-repeated="2"/>
          <table:table-cell table:formula="of:=([.A364]+[.D364]+[.G364])/3" office:value-type="float" office:value="0.0572916666666667" calcext:value-type="float">
            <text:p>0.057291666666667</text:p>
          </table:table-cell>
          <table:table-cell table:formula="of:=([.B364]+[.E364]+[.H364])/3" office:value-type="float" office:value="0.255208333333333" calcext:value-type="float">
            <text:p>0.255208333333333</text:p>
          </table:table-cell>
        </table:table-row>
        <table:table-row table:style-name="ro1">
          <table:table-cell office:value-type="float" office:value="-0.09375" calcext:value-type="float">
            <text:p>-0.0937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65625" calcext:value-type="float">
            <text:p>0.65625</text:p>
          </table:table-cell>
          <table:table-cell table:number-columns-repeated="2"/>
          <table:table-cell table:formula="of:=([.A365]+[.D365]+[.G365])/3" office:value-type="float" office:value="0.0625" calcext:value-type="float">
            <text:p>0.0625</text:p>
          </table:table-cell>
          <table:table-cell table:formula="of:=([.B365]+[.E365]+[.H365])/3" office:value-type="float" office:value="0.213541666666667" calcext:value-type="float">
            <text:p>0.213541666666667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21875" calcext:value-type="float">
            <text:p>-0.218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578125" calcext:value-type="float">
            <text:p>0.578125</text:p>
          </table:table-cell>
          <table:table-cell table:number-columns-repeated="2"/>
          <table:table-cell table:formula="of:=([.A366]+[.D366]+[.G366])/3" office:value-type="float" office:value="0.0885416666666667" calcext:value-type="float">
            <text:p>0.088541666666667</text:p>
          </table:table-cell>
          <table:table-cell table:formula="of:=([.B366]+[.E366]+[.H366])/3"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0.5625" calcext:value-type="float">
            <text:p>-0.5625</text:p>
          </table:table-cell>
          <table:table-cell office:value-type="float" office:value="-0.109375" calcext:value-type="float">
            <text:p>-0.109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609375" calcext:value-type="float">
            <text:p>0.609375</text:p>
          </table:table-cell>
          <table:table-cell table:number-columns-repeated="2"/>
          <table:table-cell table:formula="of:=([.A367]+[.D367]+[.G367])/3" office:value-type="float" office:value="0.0677083333333334" calcext:value-type="float">
            <text:p>0.067708333333333</text:p>
          </table:table-cell>
          <table:table-cell table:formula="of:=([.B367]+[.E367]+[.H367])/3" office:value-type="float" office:value="0.270833333333333" calcext:value-type="float">
            <text:p>0.270833333333333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671875" calcext:value-type="float">
            <text:p>0.6718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234375" calcext:value-type="float">
            <text:p>-0.23437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640625" calcext:value-type="float">
            <text:p>0.640625</text:p>
          </table:table-cell>
          <table:table-cell table:number-columns-repeated="2"/>
          <table:table-cell table:formula="of:=([.A368]+[.D368]+[.G368])/3" office:value-type="float" office:value="0.0572916666666667" calcext:value-type="float">
            <text:p>0.057291666666667</text:p>
          </table:table-cell>
          <table:table-cell table:formula="of:=([.B368]+[.E368]+[.H368])/3"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-0.203125" calcext:value-type="float">
            <text:p>-0.203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578125" calcext:value-type="float">
            <text:p>0.578125</text:p>
          </table:table-cell>
          <table:table-cell table:number-columns-repeated="2"/>
          <table:table-cell table:formula="of:=([.A369]+[.D369]+[.G369])/3" office:value-type="float" office:value="0.0572916666666667" calcext:value-type="float">
            <text:p>0.057291666666667</text:p>
          </table:table-cell>
          <table:table-cell table:formula="of:=([.B369]+[.E369]+[.H369])/3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546875" calcext:value-type="float">
            <text:p>0.546875</text:p>
          </table:table-cell>
          <table:table-cell/>
          <table:table-cell office:value-type="float" office:value="-0.53125" calcext:value-type="float">
            <text:p>-0.531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65625" calcext:value-type="float">
            <text:p>0.65625</text:p>
          </table:table-cell>
          <table:table-cell table:number-columns-repeated="2"/>
          <table:table-cell table:formula="of:=([.A370]+[.D370]+[.G370])/3" office:value-type="float" office:value="0.0520833333333333" calcext:value-type="float">
            <text:p>0.052083333333333</text:p>
          </table:table-cell>
          <table:table-cell table:formula="of:=([.B370]+[.E370]+[.H370])/3" office:value-type="float" office:value="0.411458333333333" calcext:value-type="float">
            <text:p>0.411458333333333</text:p>
          </table:table-cell>
        </table:table-row>
        <table:table-row table:style-name="ro1">
          <table:table-cell office:value-type="float" office:value="-0.140625" calcext:value-type="float">
            <text:p>-0.1406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671875" calcext:value-type="float">
            <text:p>0.671875</text:p>
          </table:table-cell>
          <table:table-cell table:number-columns-repeated="2"/>
          <table:table-cell table:formula="of:=([.A371]+[.D371]+[.G371])/3" office:value-type="float" office:value="0.0572916666666667" calcext:value-type="float">
            <text:p>0.057291666666667</text:p>
          </table:table-cell>
          <table:table-cell table:formula="of:=([.B371]+[.E371]+[.H371])/3"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-0.15625" calcext:value-type="float">
            <text:p>-0.156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40625" calcext:value-type="float">
            <text:p>-0.4062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671875" calcext:value-type="float">
            <text:p>0.671875</text:p>
          </table:table-cell>
          <table:table-cell table:number-columns-repeated="2"/>
          <table:table-cell table:formula="of:=([.A372]+[.D372]+[.G372])/3" office:value-type="float" office:value="0.09375" calcext:value-type="float">
            <text:p>0.09375</text:p>
          </table:table-cell>
          <table:table-cell table:formula="of:=([.B372]+[.E372]+[.H372])/3" office:value-type="float" office:value="0.432291666666667" calcext:value-type="float">
            <text:p>0.432291666666667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4375" calcext:value-type="float">
            <text:p>-0.43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([.A373]+[.D373]+[.G373])/3" office:value-type="float" office:value="0.0677083333333333" calcext:value-type="float">
            <text:p>0.067708333333333</text:p>
          </table:table-cell>
          <table:table-cell table:formula="of:=([.B373]+[.E373]+[.H373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-0.1875" calcext:value-type="float">
            <text:p>-0.187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40625" calcext:value-type="float">
            <text:p>-0.40625</text:p>
          </table:table-cell>
          <table:table-cell office:value-type="float" office:value="0.390625" calcext:value-type="float">
            <text:p>0.39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734375" calcext:value-type="float">
            <text:p>0.734375</text:p>
          </table:table-cell>
          <table:table-cell table:number-columns-repeated="2"/>
          <table:table-cell table:formula="of:=([.A374]+[.D374]+[.G374])/3" office:value-type="float" office:value="0.0729166666666667" calcext:value-type="float">
            <text:p>0.072916666666667</text:p>
          </table:table-cell>
          <table:table-cell table:formula="of:=([.B374]+[.E374]+[.H374])/3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office:value-type="float" office:value="0.4375" calcext:value-type="float">
            <text:p>0.4375</text:p>
          </table:table-cell>
          <table:table-cell/>
          <table:table-cell office:value-type="float" office:value="-0.34375" calcext:value-type="float">
            <text:p>-0.343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65625" calcext:value-type="float">
            <text:p>0.65625</text:p>
          </table:table-cell>
          <table:table-cell table:number-columns-repeated="2"/>
          <table:table-cell table:formula="of:=([.A375]+[.D375]+[.G375])/3" office:value-type="float" office:value="0.125" calcext:value-type="float">
            <text:p>0.125</text:p>
          </table:table-cell>
          <table:table-cell table:formula="of:=([.B375]+[.E375]+[.H375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-0.046875" calcext:value-type="float">
            <text:p>-0.04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0.875" calcext:value-type="float">
            <text:p>0.875</text:p>
          </table:table-cell>
          <table:table-cell/>
          <table:table-cell table:number-columns-repeated="2" office:value-type="float" office:value="0.8125" calcext:value-type="float">
            <text:p>0.8125</text:p>
          </table:table-cell>
          <table:table-cell table:number-columns-repeated="2"/>
          <table:table-cell table:formula="of:=([.A376]+[.D376]+[.G376])/3" office:value-type="float" office:value="0.171875" calcext:value-type="float">
            <text:p>0.171875</text:p>
          </table:table-cell>
          <table:table-cell table:formula="of:=([.B376]+[.E376]+[.H376])/3" office:value-type="float" office:value="0.807291666666667" calcext:value-type="float">
            <text:p>0.807291666666667</text:p>
          </table:table-cell>
        </table:table-row>
        <table:table-row table:style-name="ro1">
          <table:table-cell office:value-type="float" office:value="-0.015625" calcext:value-type="float">
            <text:p>-0.015625</text:p>
          </table:table-cell>
          <table:table-cell office:value-type="float" office:value="0.65625" calcext:value-type="float">
            <text:p>0.6562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0.9375" calcext:value-type="float">
            <text:p>0.93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  <table:table-cell table:formula="of:=([.A377]+[.D377]+[.G377])/3" office:value-type="float" office:value="0.15625" calcext:value-type="float">
            <text:p>0.15625</text:p>
          </table:table-cell>
          <table:table-cell table:formula="of:=([.B377]+[.E377]+[.H377])/3" office:value-type="float" office:value="0.739583333333333" calcext:value-type="float">
            <text:p>0.739583333333333</text:p>
          </table:table-cell>
        </table:table-row>
        <table:table-row table:style-name="ro1">
          <table:table-cell office:value-type="float" office:value="-0.03125" calcext:value-type="float">
            <text:p>-0.03125</text:p>
          </table:table-cell>
          <table:table-cell office:value-type="float" office:value="0.453125" calcext:value-type="float">
            <text:p>0.45312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78]+[.D378]+[.G378])/3" office:value-type="float" office:value="0.151041666666667" calcext:value-type="float">
            <text:p>0.151041666666667</text:p>
          </table:table-cell>
          <table:table-cell table:formula="of:=([.B378]+[.E378]+[.H378])/3" office:value-type="float" office:value="0.697916666666667" calcext:value-type="float">
            <text:p>0.69791666666666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46875" calcext:value-type="float">
            <text:p>0.46875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1.421875" calcext:value-type="float">
            <text:p>1.42187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79]+[.D379]+[.G379])/3" office:value-type="float" office:value="0.208333333333333" calcext:value-type="float">
            <text:p>0.208333333333333</text:p>
          </table:table-cell>
          <table:table-cell table:formula="of:=([.B379]+[.E379]+[.H379])/3"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0.6875" calcext:value-type="float">
            <text:p>0.6875</text:p>
          </table:table-cell>
          <table:table-cell/>
          <table:table-cell office:value-type="float" office:value="-0.265625" calcext:value-type="float">
            <text:p>-0.265625</text:p>
          </table:table-cell>
          <table:table-cell office:value-type="float" office:value="1.859375" calcext:value-type="float">
            <text:p>1.8593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  <table:table-cell table:formula="of:=([.A380]+[.D380]+[.G380])/3" office:value-type="float" office:value="0.213541666666667" calcext:value-type="float">
            <text:p>0.213541666666667</text:p>
          </table:table-cell>
          <table:table-cell table:formula="of:=([.B380]+[.E380]+[.H380])/3" office:value-type="float" office:value="0.994791666666667" calcext:value-type="float">
            <text:p>0.994791666666667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1.6875" calcext:value-type="float">
            <text:p>1.68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390625" calcext:value-type="float">
            <text:p>0.390625</text:p>
          </table:table-cell>
          <table:table-cell table:number-columns-repeated="2"/>
          <table:table-cell table:formula="of:=([.A381]+[.D381]+[.G381])/3" office:value-type="float" office:value="0.182291666666667" calcext:value-type="float">
            <text:p>0.182291666666667</text:p>
          </table:table-cell>
          <table:table-cell table:formula="of:=([.B381]+[.E381]+[.H381])/3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-0.171875" calcext:value-type="float">
            <text:p>-0.171875</text:p>
          </table:table-cell>
          <table:table-cell office:value-type="float" office:value="1.203125" calcext:value-type="float">
            <text:p>1.20312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0625" calcext:value-type="float">
            <text:p>0.40625</text:p>
          </table:table-cell>
          <table:table-cell table:number-columns-repeated="2"/>
          <table:table-cell table:formula="of:=([.A382]+[.D382]+[.G382])/3" office:value-type="float" office:value="0.197916666666667" calcext:value-type="float">
            <text:p>0.197916666666667</text:p>
          </table:table-cell>
          <table:table-cell table:formula="of:=([.B382]+[.E382]+[.H382])/3" office:value-type="float" office:value="0.817708333333333" calcext:value-type="float">
            <text:p>0.817708333333333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0.734375" calcext:value-type="float">
            <text:p>0.734375</text:p>
          </table:table-cell>
          <table:table-cell/>
          <table:table-cell office:value-type="float" office:value="-0.21875" calcext:value-type="float">
            <text:p>-0.2187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21875" calcext:value-type="float">
            <text:p>0.421875</text:p>
          </table:table-cell>
          <table:table-cell table:number-columns-repeated="2"/>
          <table:table-cell table:formula="of:=([.A383]+[.D383]+[.G383])/3" office:value-type="float" office:value="0.234375" calcext:value-type="float">
            <text:p>0.234375</text:p>
          </table:table-cell>
          <table:table-cell table:formula="of:=([.B383]+[.E383]+[.H383])/3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515625" calcext:value-type="float">
            <text:p>0.515625</text:p>
          </table:table-cell>
          <table:table-cell/>
          <table:table-cell office:value-type="float" office:value="-0.28125" calcext:value-type="float">
            <text:p>-0.2812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484375" calcext:value-type="float">
            <text:p>0.484375</text:p>
          </table:table-cell>
          <table:table-cell table:number-columns-repeated="2"/>
          <table:table-cell table:formula="of:=([.A384]+[.D384]+[.G384])/3" office:value-type="float" office:value="0.265625" calcext:value-type="float">
            <text:p>0.265625</text:p>
          </table:table-cell>
          <table:table-cell table:formula="of:=([.B384]+[.E384]+[.H384])/3"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-0.109375" calcext:value-type="float">
            <text:p>-0.10937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85]+[.D385]+[.G385])/3" office:value-type="float" office:value="0.322916666666667" calcext:value-type="float">
            <text:p>0.322916666666667</text:p>
          </table:table-cell>
          <table:table-cell table:formula="of:=([.B385]+[.E385]+[.H385])/3"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0.03125" calcext:value-type="float">
            <text:p>0.03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421875" calcext:value-type="float">
            <text:p>0.421875</text:p>
          </table:table-cell>
          <table:table-cell table:number-columns-repeated="2"/>
          <table:table-cell table:formula="of:=([.A386]+[.D386]+[.G386])/3" office:value-type="float" office:value="0.40625" calcext:value-type="float">
            <text:p>0.40625</text:p>
          </table:table-cell>
          <table:table-cell table:formula="of:=([.B386]+[.E386]+[.H386])/3" office:value-type="float" office:value="0.536458333333333" calcext:value-type="float">
            <text:p>0.536458333333333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0.21875" calcext:value-type="float">
            <text:p>0.21875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87]+[.D387]+[.G387])/3" office:value-type="float" office:value="0.552083333333333" calcext:value-type="float">
            <text:p>0.552083333333333</text:p>
          </table:table-cell>
          <table:table-cell table:formula="of:=([.B387]+[.E387]+[.H387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0.234375" calcext:value-type="float">
            <text:p>0.234375</text:p>
          </table:table-cell>
          <table:table-cell/>
          <table:table-cell office:value-type="float" office:value="0.234375" calcext:value-type="float">
            <text:p>0.234375</text:p>
          </table:table-cell>
          <table:table-cell office:value-type="float" office:value="0.828125" calcext:value-type="float">
            <text:p>0.828125</text:p>
          </table:table-cell>
          <table:table-cell/>
          <table:table-cell office:value-type="float" office:value="0.953125" calcext:value-type="float">
            <text:p>0.953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88]+[.D388]+[.G388])/3" office:value-type="float" office:value="0.614583333333333" calcext:value-type="float">
            <text:p>0.614583333333333</text:p>
          </table:table-cell>
          <table:table-cell table:formula="of:=([.B388]+[.E388]+[.H388])/3" office:value-type="float" office:value="0.505208333333333" calcext:value-type="float">
            <text:p>0.505208333333333</text:p>
          </table:table-cell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0.265625" calcext:value-type="float">
            <text:p>0.265625</text:p>
          </table:table-cell>
          <table:table-cell/>
          <table:table-cell office:value-type="float" office:value="0.328125" calcext:value-type="float">
            <text:p>0.32812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389]+[.D389]+[.G389])/3" office:value-type="float" office:value="0.572916666666667" calcext:value-type="float">
            <text:p>0.572916666666667</text:p>
          </table:table-cell>
          <table:table-cell table:formula="of:=([.B389]+[.E389]+[.H389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453125" calcext:value-type="float">
            <text:p>0.453125</text:p>
          </table:table-cell>
          <table:table-cell office:value-type="float" office:value="0.84375" calcext:value-type="float">
            <text:p>0.8437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84375" calcext:value-type="float">
            <text:p>0.484375</text:p>
          </table:table-cell>
          <table:table-cell table:number-columns-repeated="2"/>
          <table:table-cell table:formula="of:=([.A390]+[.D390]+[.G390])/3" office:value-type="float" office:value="0.5" calcext:value-type="float">
            <text:p>0.5</text:p>
          </table:table-cell>
          <table:table-cell table:formula="of:=([.B390]+[.E390]+[.H390])/3" office:value-type="float" office:value="0.526041666666667" calcext:value-type="float">
            <text:p>0.526041666666667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1875" calcext:value-type="float">
            <text:p>0.71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84375" calcext:value-type="float">
            <text:p>0.484375</text:p>
          </table:table-cell>
          <table:table-cell table:number-columns-repeated="2"/>
          <table:table-cell table:formula="of:=([.A391]+[.D391]+[.G391])/3" office:value-type="float" office:value="0.557291666666667" calcext:value-type="float">
            <text:p>0.557291666666667</text:p>
          </table:table-cell>
          <table:table-cell table:formula="of:=([.B391]+[.E391]+[.H391])/3" office:value-type="float" office:value="0.494791666666667" calcext:value-type="float">
            <text:p>0.494791666666667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90625" calcext:value-type="float">
            <text:p>0.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92]+[.D392]+[.G392])/3" office:value-type="float" office:value="0.677083333333333" calcext:value-type="float">
            <text:p>0.677083333333333</text:p>
          </table:table-cell>
          <table:table-cell table:formula="of:=([.B392]+[.E392]+[.H392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984375" calcext:value-type="float">
            <text:p>0.9843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640625" calcext:value-type="float">
            <text:p>0.6406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  <table:table-cell table:formula="of:=([.A393]+[.D393]+[.G393])/3" office:value-type="float" office:value="0.75" calcext:value-type="float">
            <text:p>0.75</text:p>
          </table:table-cell>
          <table:table-cell table:formula="of:=([.B393]+[.E393]+[.H393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1.125" calcext:value-type="float">
            <text:p>1.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703125" calcext:value-type="float">
            <text:p>0.703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394]+[.D394]+[.G394])/3" office:value-type="float" office:value="0.822916666666667" calcext:value-type="float">
            <text:p>0.822916666666667</text:p>
          </table:table-cell>
          <table:table-cell table:formula="of:=([.B394]+[.E394]+[.H394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95]+[.D395]+[.G395])/3" office:value-type="float" office:value="0.916666666666667" calcext:value-type="float">
            <text:p>0.916666666666667</text:p>
          </table:table-cell>
          <table:table-cell table:formula="of:=([.B395]+[.E395]+[.H39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1.09375" calcext:value-type="float">
            <text:p>1.093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396]+[.D396]+[.G396])/3" office:value-type="float" office:value="0.739583333333333" calcext:value-type="float">
            <text:p>0.739583333333333</text:p>
          </table:table-cell>
          <table:table-cell table:formula="of:=([.B396]+[.E396]+[.H396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390625" calcext:value-type="float">
            <text:p>0.390625</text:p>
          </table:table-cell>
          <table:table-cell office:value-type="float" office:value="0.515625" calcext:value-type="float">
            <text:p>0.515625</text:p>
          </table:table-cell>
          <table:table-cell table:number-columns-repeated="2"/>
          <table:table-cell table:formula="of:=([.A397]+[.D397]+[.G397])/3" office:value-type="float" office:value="0.53125" calcext:value-type="float">
            <text:p>0.53125</text:p>
          </table:table-cell>
          <table:table-cell table:formula="of:=([.B397]+[.E397]+[.H397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number-columns-repeated="2" office:value-type="float" office:value="0.859375" calcext:value-type="float">
            <text:p>0.859375</text:p>
          </table:table-cell>
          <table:table-cell/>
          <table:table-cell office:value-type="float" office:value="0.53125" calcext:value-type="float">
            <text:p>0.53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398]+[.D398]+[.G398])/3" office:value-type="float" office:value="0.567708333333333" calcext:value-type="float">
            <text:p>0.567708333333333</text:p>
          </table:table-cell>
          <table:table-cell table:formula="of:=([.B398]+[.E398]+[.H398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399]+[.D399]+[.G399])/3" office:value-type="float" office:value="0.651041666666667" calcext:value-type="float">
            <text:p>0.651041666666667</text:p>
          </table:table-cell>
          <table:table-cell table:formula="of:=([.B399]+[.E399]+[.H399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([.A400]+[.D400]+[.G400])/3" office:value-type="float" office:value="0.697916666666667" calcext:value-type="float">
            <text:p>0.697916666666667</text:p>
          </table:table-cell>
          <table:table-cell table:formula="of:=([.B400]+[.E400]+[.H400])/3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65625" calcext:value-type="float">
            <text:p>0.6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01]+[.D401]+[.G401])/3" office:value-type="float" office:value="0.651041666666667" calcext:value-type="float">
            <text:p>0.651041666666667</text:p>
          </table:table-cell>
          <table:table-cell table:formula="of:=([.B401]+[.E401]+[.H40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02]+[.D402]+[.G402])/3" office:value-type="float" office:value="0.614583333333333" calcext:value-type="float">
            <text:p>0.614583333333333</text:p>
          </table:table-cell>
          <table:table-cell table:formula="of:=([.B402]+[.E402]+[.H402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34375" calcext:value-type="float">
            <text:p>0.734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609375" calcext:value-type="float">
            <text:p>0.60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03]+[.D403]+[.G403])/3" office:value-type="float" office:value="0.614583333333333" calcext:value-type="float">
            <text:p>0.614583333333333</text:p>
          </table:table-cell>
          <table:table-cell table:formula="of:=([.B403]+[.E403]+[.H403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6875" calcext:value-type="float">
            <text:p>0.6875</text:p>
          </table:table-cell>
          <table:table-cell office:value-type="float" office:value="0.484375" calcext:value-type="float">
            <text:p>0.484375</text:p>
          </table:table-cell>
          <table:table-cell table:number-columns-repeated="2"/>
          <table:table-cell table:formula="of:=([.A404]+[.D404]+[.G404])/3" office:value-type="float" office:value="0.640625" calcext:value-type="float">
            <text:p>0.640625</text:p>
          </table:table-cell>
          <table:table-cell table:formula="of:=([.B404]+[.E404]+[.H40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671875" calcext:value-type="float">
            <text:p>0.6718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05]+[.D405]+[.G405])/3" office:value-type="float" office:value="0.619791666666667" calcext:value-type="float">
            <text:p>0.619791666666667</text:p>
          </table:table-cell>
          <table:table-cell table:formula="of:=([.B405]+[.E405]+[.H40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  <table:table-cell table:formula="of:=([.A406]+[.D406]+[.G406])/3" office:value-type="float" office:value="0.567708333333333" calcext:value-type="float">
            <text:p>0.567708333333333</text:p>
          </table:table-cell>
          <table:table-cell table:formula="of:=([.B406]+[.E406]+[.H406])/3" office:value-type="float" office:value="0.442708333333333" calcext:value-type="float">
            <text:p>0.442708333333333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0.015625" calcext:value-type="float">
            <text:p>0.0156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07]+[.D407]+[.G407])/3" office:value-type="float" office:value="0.505208333333333" calcext:value-type="float">
            <text:p>0.505208333333333</text:p>
          </table:table-cell>
          <table:table-cell table:formula="of:=([.B407]+[.E407]+[.H407])/3" office:value-type="float" office:value="0.447916666666667" calcext:value-type="float">
            <text:p>0.447916666666667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15625" calcext:value-type="float">
            <text:p>0.51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08]+[.D408]+[.G408])/3" office:value-type="float" office:value="0.494791666666667" calcext:value-type="float">
            <text:p>0.494791666666667</text:p>
          </table:table-cell>
          <table:table-cell table:formula="of:=([.B408]+[.E408]+[.H408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09]+[.D409]+[.G409])/3" office:value-type="float" office:value="0.46875" calcext:value-type="float">
            <text:p>0.46875</text:p>
          </table:table-cell>
          <table:table-cell table:formula="of:=([.B409]+[.E409]+[.H409])/3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0]+[.D410]+[.G410])/3" office:value-type="float" office:value="0.46875" calcext:value-type="float">
            <text:p>0.46875</text:p>
          </table:table-cell>
          <table:table-cell table:formula="of:=([.B410]+[.E410]+[.H410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1]+[.D411]+[.G411])/3" office:value-type="float" office:value="0.489583333333333" calcext:value-type="float">
            <text:p>0.489583333333333</text:p>
          </table:table-cell>
          <table:table-cell table:formula="of:=([.B411]+[.E411]+[.H411])/3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2]+[.D412]+[.G412])/3" office:value-type="float" office:value="0.505208333333333" calcext:value-type="float">
            <text:p>0.505208333333333</text:p>
          </table:table-cell>
          <table:table-cell table:formula="of:=([.B412]+[.E412]+[.H412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84375" calcext:value-type="float">
            <text:p>0.843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3]+[.D413]+[.G413])/3" office:value-type="float" office:value="0.489583333333333" calcext:value-type="float">
            <text:p>0.489583333333333</text:p>
          </table:table-cell>
          <table:table-cell table:formula="of:=([.B413]+[.E413]+[.H413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14]+[.D414]+[.G414])/3" office:value-type="float" office:value="0.479166666666667" calcext:value-type="float">
            <text:p>0.479166666666667</text:p>
          </table:table-cell>
          <table:table-cell table:formula="of:=([.B414]+[.E414]+[.H41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84375" calcext:value-type="float">
            <text:p>0.484375</text:p>
          </table:table-cell>
          <table:table-cell table:number-columns-repeated="2"/>
          <table:table-cell table:formula="of:=([.A415]+[.D415]+[.G415])/3" office:value-type="float" office:value="0.479166666666667" calcext:value-type="float">
            <text:p>0.479166666666667</text:p>
          </table:table-cell>
          <table:table-cell table:formula="of:=([.B415]+[.E415]+[.H415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6]+[.D416]+[.G416])/3" office:value-type="float" office:value="0.473958333333333" calcext:value-type="float">
            <text:p>0.473958333333333</text:p>
          </table:table-cell>
          <table:table-cell table:formula="of:=([.B416]+[.E416]+[.H416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7]+[.D417]+[.G417])/3" office:value-type="float" office:value="0.473958333333333" calcext:value-type="float">
            <text:p>0.473958333333333</text:p>
          </table:table-cell>
          <table:table-cell table:formula="of:=([.B417]+[.E417]+[.H417])/3" office:value-type="float" office:value="0.458333333333333" calcext:value-type="float">
            <text:p>0.458333333333333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18]+[.D418]+[.G418])/3" office:value-type="float" office:value="0.494791666666667" calcext:value-type="float">
            <text:p>0.494791666666667</text:p>
          </table:table-cell>
          <table:table-cell table:formula="of:=([.B418]+[.E418]+[.H41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19]+[.D419]+[.G419])/3" office:value-type="float" office:value="0.489583333333333" calcext:value-type="float">
            <text:p>0.489583333333333</text:p>
          </table:table-cell>
          <table:table-cell table:formula="of:=([.B419]+[.E419]+[.H419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0]+[.D420]+[.G420])/3" office:value-type="float" office:value="0.5" calcext:value-type="float">
            <text:p>0.5</text:p>
          </table:table-cell>
          <table:table-cell table:formula="of:=([.B420]+[.E420]+[.H420])/3" office:value-type="float" office:value="0.458333333333333" calcext:value-type="float">
            <text:p>0.458333333333333</text:p>
          </table:table-cell>
        </table:table-row>
        <table:table-row table:style-name="ro1">
          <table:table-cell table:number-columns-repeated="2" office:value-type="float" office:value="0.046875" calcext:value-type="float">
            <text:p>0.046875</text:p>
          </table:table-cell>
          <table:table-cell/>
          <table:table-cell office:value-type="float" office:value="0.828125" calcext:value-type="float">
            <text:p>0.82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21]+[.D421]+[.G421])/3" office:value-type="float" office:value="0.479166666666667" calcext:value-type="float">
            <text:p>0.479166666666667</text:p>
          </table:table-cell>
          <table:table-cell table:formula="of:=([.B421]+[.E421]+[.H421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2]+[.D422]+[.G422])/3" office:value-type="float" office:value="0.46875" calcext:value-type="float">
            <text:p>0.46875</text:p>
          </table:table-cell>
          <table:table-cell table:formula="of:=([.B422]+[.E422]+[.H422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3]+[.D423]+[.G423])/3" office:value-type="float" office:value="0.473958333333333" calcext:value-type="float">
            <text:p>0.473958333333333</text:p>
          </table:table-cell>
          <table:table-cell table:formula="of:=([.B423]+[.E423]+[.H423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4]+[.D424]+[.G424])/3" office:value-type="float" office:value="0.473958333333333" calcext:value-type="float">
            <text:p>0.473958333333333</text:p>
          </table:table-cell>
          <table:table-cell table:formula="of:=([.B424]+[.E424]+[.H424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5]+[.D425]+[.G425])/3" office:value-type="float" office:value="0.479166666666667" calcext:value-type="float">
            <text:p>0.479166666666667</text:p>
          </table:table-cell>
          <table:table-cell table:formula="of:=([.B425]+[.E425]+[.H42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26]+[.D426]+[.G426])/3" office:value-type="float" office:value="0.5" calcext:value-type="float">
            <text:p>0.5</text:p>
          </table:table-cell>
          <table:table-cell table:formula="of:=([.B426]+[.E426]+[.H426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7]+[.D427]+[.G427])/3" office:value-type="float" office:value="0.484375" calcext:value-type="float">
            <text:p>0.484375</text:p>
          </table:table-cell>
          <table:table-cell table:formula="of:=([.B427]+[.E427]+[.H427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8]+[.D428]+[.G428])/3" office:value-type="float" office:value="0.479166666666667" calcext:value-type="float">
            <text:p>0.479166666666667</text:p>
          </table:table-cell>
          <table:table-cell table:formula="of:=([.B428]+[.E428]+[.H42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29]+[.D429]+[.G429])/3" office:value-type="float" office:value="0.479166666666667" calcext:value-type="float">
            <text:p>0.479166666666667</text:p>
          </table:table-cell>
          <table:table-cell table:formula="of:=([.B429]+[.E429]+[.H42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0]+[.D430]+[.G430])/3" office:value-type="float" office:value="0.46875" calcext:value-type="float">
            <text:p>0.46875</text:p>
          </table:table-cell>
          <table:table-cell table:formula="of:=([.B430]+[.E430]+[.H43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31]+[.D431]+[.G431])/3" office:value-type="float" office:value="0.473958333333333" calcext:value-type="float">
            <text:p>0.473958333333333</text:p>
          </table:table-cell>
          <table:table-cell table:formula="of:=([.B431]+[.E431]+[.H431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2]+[.D432]+[.G432])/3" office:value-type="float" office:value="0.484375" calcext:value-type="float">
            <text:p>0.484375</text:p>
          </table:table-cell>
          <table:table-cell table:formula="of:=([.B432]+[.E432]+[.H432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3]+[.D433]+[.G433])/3" office:value-type="float" office:value="0.479166666666667" calcext:value-type="float">
            <text:p>0.479166666666667</text:p>
          </table:table-cell>
          <table:table-cell table:formula="of:=([.B433]+[.E433]+[.H43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34]+[.D434]+[.G434])/3" office:value-type="float" office:value="0.46875" calcext:value-type="float">
            <text:p>0.46875</text:p>
          </table:table-cell>
          <table:table-cell table:formula="of:=([.B434]+[.E434]+[.H434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109375" calcext:value-type="float">
            <text:p>0.10937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46875" calcext:value-type="float">
            <text:p>0.5468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5]+[.D435]+[.G435])/3" office:value-type="float" office:value="0.463541666666667" calcext:value-type="float">
            <text:p>0.463541666666667</text:p>
          </table:table-cell>
          <table:table-cell table:formula="of:=([.B435]+[.E435]+[.H435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6]+[.D436]+[.G436])/3" office:value-type="float" office:value="0.463541666666667" calcext:value-type="float">
            <text:p>0.463541666666667</text:p>
          </table:table-cell>
          <table:table-cell table:formula="of:=([.B436]+[.E436]+[.H436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7]+[.D437]+[.G437])/3" office:value-type="float" office:value="0.484375" calcext:value-type="float">
            <text:p>0.484375</text:p>
          </table:table-cell>
          <table:table-cell table:formula="of:=([.B437]+[.E437]+[.H437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8]+[.D438]+[.G438])/3" office:value-type="float" office:value="0.489583333333333" calcext:value-type="float">
            <text:p>0.489583333333333</text:p>
          </table:table-cell>
          <table:table-cell table:formula="of:=([.B438]+[.E438]+[.H438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39]+[.D439]+[.G439])/3" office:value-type="float" office:value="0.489583333333333" calcext:value-type="float">
            <text:p>0.489583333333333</text:p>
          </table:table-cell>
          <table:table-cell table:formula="of:=([.B439]+[.E439]+[.H439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40]+[.D440]+[.G440])/3" office:value-type="float" office:value="0.489583333333333" calcext:value-type="float">
            <text:p>0.489583333333333</text:p>
          </table:table-cell>
          <table:table-cell table:formula="of:=([.B440]+[.E440]+[.H440])/3" office:value-type="float" office:value="0.479166666666667" calcext:value-type="float">
            <text:p>0.479166666666667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41]+[.D441]+[.G441])/3" office:value-type="float" office:value="0.484375" calcext:value-type="float">
            <text:p>0.484375</text:p>
          </table:table-cell>
          <table:table-cell table:formula="of:=([.B441]+[.E441]+[.H441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42]+[.D442]+[.G442])/3" office:value-type="float" office:value="0.484375" calcext:value-type="float">
            <text:p>0.484375</text:p>
          </table:table-cell>
          <table:table-cell table:formula="of:=([.B442]+[.E442]+[.H442])/3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43]+[.D443]+[.G443])/3" office:value-type="float" office:value="0.479166666666667" calcext:value-type="float">
            <text:p>0.479166666666667</text:p>
          </table:table-cell>
          <table:table-cell table:formula="of:=([.B443]+[.E443]+[.H44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44]+[.D444]+[.G444])/3" office:value-type="float" office:value="0.479166666666667" calcext:value-type="float">
            <text:p>0.479166666666667</text:p>
          </table:table-cell>
          <table:table-cell table:formula="of:=([.B444]+[.E444]+[.H444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45]+[.D445]+[.G445])/3" office:value-type="float" office:value="0.46875" calcext:value-type="float">
            <text:p>0.46875</text:p>
          </table:table-cell>
          <table:table-cell table:formula="of:=([.B445]+[.E445]+[.H445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46]+[.D446]+[.G446])/3" office:value-type="float" office:value="0.473958333333333" calcext:value-type="float">
            <text:p>0.473958333333333</text:p>
          </table:table-cell>
          <table:table-cell table:formula="of:=([.B446]+[.E446]+[.H446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47]+[.D447]+[.G447])/3" office:value-type="float" office:value="0.46875" calcext:value-type="float">
            <text:p>0.46875</text:p>
          </table:table-cell>
          <table:table-cell table:formula="of:=([.B447]+[.E447]+[.H447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8125" calcext:value-type="float">
            <text:p>0.7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375" calcext:value-type="float">
            <text:p>0.4375</text:p>
          </table:table-cell>
          <table:table-cell table:number-columns-repeated="2"/>
          <table:table-cell table:formula="of:=([.A448]+[.D448]+[.G448])/3" office:value-type="float" office:value="0.46875" calcext:value-type="float">
            <text:p>0.46875</text:p>
          </table:table-cell>
          <table:table-cell table:formula="of:=([.B448]+[.E448]+[.H448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49]+[.D449]+[.G449])/3" office:value-type="float" office:value="0.484375" calcext:value-type="float">
            <text:p>0.484375</text:p>
          </table:table-cell>
          <table:table-cell table:formula="of:=([.B449]+[.E449]+[.H449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0]+[.D450]+[.G450])/3" office:value-type="float" office:value="0.484375" calcext:value-type="float">
            <text:p>0.484375</text:p>
          </table:table-cell>
          <table:table-cell table:formula="of:=([.B450]+[.E450]+[.H45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1]+[.D451]+[.G451])/3" office:value-type="float" office:value="0.479166666666667" calcext:value-type="float">
            <text:p>0.479166666666667</text:p>
          </table:table-cell>
          <table:table-cell table:formula="of:=([.B451]+[.E451]+[.H45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2]+[.D452]+[.G452])/3" office:value-type="float" office:value="0.484375" calcext:value-type="float">
            <text:p>0.484375</text:p>
          </table:table-cell>
          <table:table-cell table:formula="of:=([.B452]+[.E452]+[.H45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3]+[.D453]+[.G453])/3" office:value-type="float" office:value="0.479166666666667" calcext:value-type="float">
            <text:p>0.479166666666667</text:p>
          </table:table-cell>
          <table:table-cell table:formula="of:=([.B453]+[.E453]+[.H453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54]+[.D454]+[.G454])/3" office:value-type="float" office:value="0.479166666666667" calcext:value-type="float">
            <text:p>0.479166666666667</text:p>
          </table:table-cell>
          <table:table-cell table:formula="of:=([.B454]+[.E454]+[.H454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55]+[.D455]+[.G455])/3" office:value-type="float" office:value="0.479166666666667" calcext:value-type="float">
            <text:p>0.479166666666667</text:p>
          </table:table-cell>
          <table:table-cell table:formula="of:=([.B455]+[.E455]+[.H455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6]+[.D456]+[.G456])/3" office:value-type="float" office:value="0.473958333333333" calcext:value-type="float">
            <text:p>0.473958333333333</text:p>
          </table:table-cell>
          <table:table-cell table:formula="of:=([.B456]+[.E456]+[.H45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7]+[.D457]+[.G457])/3" office:value-type="float" office:value="0.479166666666667" calcext:value-type="float">
            <text:p>0.479166666666667</text:p>
          </table:table-cell>
          <table:table-cell table:formula="of:=([.B457]+[.E457]+[.H45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58]+[.D458]+[.G458])/3" office:value-type="float" office:value="0.479166666666667" calcext:value-type="float">
            <text:p>0.479166666666667</text:p>
          </table:table-cell>
          <table:table-cell table:formula="of:=([.B458]+[.E458]+[.H458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59]+[.D459]+[.G459])/3" office:value-type="float" office:value="0.484375" calcext:value-type="float">
            <text:p>0.484375</text:p>
          </table:table-cell>
          <table:table-cell table:formula="of:=([.B459]+[.E459]+[.H459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9375" calcext:value-type="float">
            <text:p>0.5937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0]+[.D460]+[.G460])/3" office:value-type="float" office:value="0.489583333333333" calcext:value-type="float">
            <text:p>0.489583333333333</text:p>
          </table:table-cell>
          <table:table-cell table:formula="of:=([.B460]+[.E460]+[.H46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61]+[.D461]+[.G461])/3" office:value-type="float" office:value="0.479166666666667" calcext:value-type="float">
            <text:p>0.479166666666667</text:p>
          </table:table-cell>
          <table:table-cell table:formula="of:=([.B461]+[.E461]+[.H461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62]+[.D462]+[.G462])/3" office:value-type="float" office:value="0.479166666666667" calcext:value-type="float">
            <text:p>0.479166666666667</text:p>
          </table:table-cell>
          <table:table-cell table:formula="of:=([.B462]+[.E462]+[.H462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3]+[.D463]+[.G463])/3" office:value-type="float" office:value="0.479166666666667" calcext:value-type="float">
            <text:p>0.479166666666667</text:p>
          </table:table-cell>
          <table:table-cell table:formula="of:=([.B463]+[.E463]+[.H463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4]+[.D464]+[.G464])/3" office:value-type="float" office:value="0.484375" calcext:value-type="float">
            <text:p>0.484375</text:p>
          </table:table-cell>
          <table:table-cell table:formula="of:=([.B464]+[.E464]+[.H46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65]+[.D465]+[.G465])/3" office:value-type="float" office:value="0.484375" calcext:value-type="float">
            <text:p>0.484375</text:p>
          </table:table-cell>
          <table:table-cell table:formula="of:=([.B465]+[.E465]+[.H465])/3" office:value-type="float" office:value="0.479166666666667" calcext:value-type="float">
            <text:p>0.479166666666667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6]+[.D466]+[.G466])/3" office:value-type="float" office:value="0.484375" calcext:value-type="float">
            <text:p>0.484375</text:p>
          </table:table-cell>
          <table:table-cell table:formula="of:=([.B466]+[.E466]+[.H466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7]+[.D467]+[.G467])/3" office:value-type="float" office:value="0.484375" calcext:value-type="float">
            <text:p>0.484375</text:p>
          </table:table-cell>
          <table:table-cell table:formula="of:=([.B467]+[.E467]+[.H467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68]+[.D468]+[.G468])/3" office:value-type="float" office:value="0.484375" calcext:value-type="float">
            <text:p>0.484375</text:p>
          </table:table-cell>
          <table:table-cell table:formula="of:=([.B468]+[.E468]+[.H468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69]+[.D469]+[.G469])/3" office:value-type="float" office:value="0.484375" calcext:value-type="float">
            <text:p>0.484375</text:p>
          </table:table-cell>
          <table:table-cell table:formula="of:=([.B469]+[.E469]+[.H469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0]+[.D470]+[.G470])/3" office:value-type="float" office:value="0.484375" calcext:value-type="float">
            <text:p>0.484375</text:p>
          </table:table-cell>
          <table:table-cell table:formula="of:=([.B470]+[.E470]+[.H470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1]+[.D471]+[.G471])/3" office:value-type="float" office:value="0.484375" calcext:value-type="float">
            <text:p>0.484375</text:p>
          </table:table-cell>
          <table:table-cell table:formula="of:=([.B471]+[.E471]+[.H471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72]+[.D472]+[.G472])/3" office:value-type="float" office:value="0.484375" calcext:value-type="float">
            <text:p>0.484375</text:p>
          </table:table-cell>
          <table:table-cell table:formula="of:=([.B472]+[.E472]+[.H47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73]+[.D473]+[.G473])/3" office:value-type="float" office:value="0.484375" calcext:value-type="float">
            <text:p>0.484375</text:p>
          </table:table-cell>
          <table:table-cell table:formula="of:=([.B473]+[.E473]+[.H473])/3" office:value-type="float" office:value="0.479166666666667" calcext:value-type="float">
            <text:p>0.479166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4]+[.D474]+[.G474])/3" office:value-type="float" office:value="0.479166666666667" calcext:value-type="float">
            <text:p>0.479166666666667</text:p>
          </table:table-cell>
          <table:table-cell table:formula="of:=([.B474]+[.E474]+[.H474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5]+[.D475]+[.G475])/3" office:value-type="float" office:value="0.484375" calcext:value-type="float">
            <text:p>0.484375</text:p>
          </table:table-cell>
          <table:table-cell table:formula="of:=([.B475]+[.E475]+[.H475])/3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76]+[.D476]+[.G476])/3" office:value-type="float" office:value="0.489583333333333" calcext:value-type="float">
            <text:p>0.489583333333333</text:p>
          </table:table-cell>
          <table:table-cell table:formula="of:=([.B476]+[.E476]+[.H476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77]+[.D477]+[.G477])/3" office:value-type="float" office:value="0.484375" calcext:value-type="float">
            <text:p>0.484375</text:p>
          </table:table-cell>
          <table:table-cell table:formula="of:=([.B477]+[.E477]+[.H477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8]+[.D478]+[.G478])/3" office:value-type="float" office:value="0.479166666666667" calcext:value-type="float">
            <text:p>0.479166666666667</text:p>
          </table:table-cell>
          <table:table-cell table:formula="of:=([.B478]+[.E478]+[.H478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79]+[.D479]+[.G479])/3" office:value-type="float" office:value="0.484375" calcext:value-type="float">
            <text:p>0.484375</text:p>
          </table:table-cell>
          <table:table-cell table:formula="of:=([.B479]+[.E479]+[.H479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0]+[.D480]+[.G480])/3" office:value-type="float" office:value="0.484375" calcext:value-type="float">
            <text:p>0.484375</text:p>
          </table:table-cell>
          <table:table-cell table:formula="of:=([.B480]+[.E480]+[.H480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75" calcext:value-type="float">
            <text:p>0.093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1]+[.D481]+[.G481])/3" office:value-type="float" office:value="0.479166666666667" calcext:value-type="float">
            <text:p>0.479166666666667</text:p>
          </table:table-cell>
          <table:table-cell table:formula="of:=([.B481]+[.E481]+[.H481])/3" office:value-type="float" office:value="0.479166666666667" calcext:value-type="float">
            <text:p>0.479166666666667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82]+[.D482]+[.G482])/3" office:value-type="float" office:value="0.479166666666667" calcext:value-type="float">
            <text:p>0.479166666666667</text:p>
          </table:table-cell>
          <table:table-cell table:formula="of:=([.B482]+[.E482]+[.H482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875" calcext:value-type="float">
            <text:p>0.04687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3]+[.D483]+[.G483])/3" office:value-type="float" office:value="0.479166666666667" calcext:value-type="float">
            <text:p>0.479166666666667</text:p>
          </table:table-cell>
          <table:table-cell table:formula="of:=([.B483]+[.E483]+[.H483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4]+[.D484]+[.G484])/3" office:value-type="float" office:value="0.484375" calcext:value-type="float">
            <text:p>0.484375</text:p>
          </table:table-cell>
          <table:table-cell table:formula="of:=([.B484]+[.E484]+[.H48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5]+[.D485]+[.G485])/3" office:value-type="float" office:value="0.479166666666667" calcext:value-type="float">
            <text:p>0.479166666666667</text:p>
          </table:table-cell>
          <table:table-cell table:formula="of:=([.B485]+[.E485]+[.H485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86]+[.D486]+[.G486])/3" office:value-type="float" office:value="0.484375" calcext:value-type="float">
            <text:p>0.484375</text:p>
          </table:table-cell>
          <table:table-cell table:formula="of:=([.B486]+[.E486]+[.H48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87]+[.D487]+[.G487])/3" office:value-type="float" office:value="0.489583333333333" calcext:value-type="float">
            <text:p>0.489583333333333</text:p>
          </table:table-cell>
          <table:table-cell table:formula="of:=([.B487]+[.E487]+[.H487])/3" office:value-type="float" office:value="0.463541666666667" calcext:value-type="float">
            <text:p>0.463541666666667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8]+[.D488]+[.G488])/3" office:value-type="float" office:value="0.479166666666667" calcext:value-type="float">
            <text:p>0.479166666666667</text:p>
          </table:table-cell>
          <table:table-cell table:formula="of:=([.B488]+[.E488]+[.H488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89]+[.D489]+[.G489])/3" office:value-type="float" office:value="0.479166666666667" calcext:value-type="float">
            <text:p>0.479166666666667</text:p>
          </table:table-cell>
          <table:table-cell table:formula="of:=([.B489]+[.E489]+[.H489])/3" office:value-type="float" office:value="0.473958333333333" calcext:value-type="float">
            <text:p>0.473958333333333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90]+[.D490]+[.G490])/3" office:value-type="float" office:value="0.489583333333333" calcext:value-type="float">
            <text:p>0.489583333333333</text:p>
          </table:table-cell>
          <table:table-cell table:formula="of:=([.B490]+[.E490]+[.H490])/3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1]+[.D491]+[.G491])/3" office:value-type="float" office:value="0.484375" calcext:value-type="float">
            <text:p>0.484375</text:p>
          </table:table-cell>
          <table:table-cell table:formula="of:=([.B491]+[.E491]+[.H491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2]+[.D492]+[.G492])/3" office:value-type="float" office:value="0.489583333333333" calcext:value-type="float">
            <text:p>0.489583333333333</text:p>
          </table:table-cell>
          <table:table-cell table:formula="of:=([.B492]+[.E492]+[.H492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3]+[.D493]+[.G493])/3" office:value-type="float" office:value="0.484375" calcext:value-type="float">
            <text:p>0.484375</text:p>
          </table:table-cell>
          <table:table-cell table:formula="of:=([.B493]+[.E493]+[.H493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4]+[.D494]+[.G494])/3" office:value-type="float" office:value="0.484375" calcext:value-type="float">
            <text:p>0.484375</text:p>
          </table:table-cell>
          <table:table-cell table:formula="of:=([.B494]+[.E494]+[.H494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59375" calcext:value-type="float">
            <text:p>0.8593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5]+[.D495]+[.G495])/3" office:value-type="float" office:value="0.479166666666667" calcext:value-type="float">
            <text:p>0.479166666666667</text:p>
          </table:table-cell>
          <table:table-cell table:formula="of:=([.B495]+[.E495]+[.H495])/3" office:value-type="float" office:value="0.46875" calcext:value-type="float">
            <text:p>0.46875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6]+[.D496]+[.G496])/3" office:value-type="float" office:value="0.479166666666667" calcext:value-type="float">
            <text:p>0.479166666666667</text:p>
          </table:table-cell>
          <table:table-cell table:formula="of:=([.B496]+[.E496]+[.H496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7]+[.D497]+[.G497])/3" office:value-type="float" office:value="0.489583333333333" calcext:value-type="float">
            <text:p>0.489583333333333</text:p>
          </table:table-cell>
          <table:table-cell table:formula="of:=([.B497]+[.E497]+[.H497])/3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25" calcext:value-type="float">
            <text:p>0.078125</text:p>
          </table:table-cell>
          <table:table-cell/>
          <table:table-cell office:value-type="float" office:value="0.8125" calcext:value-type="float">
            <text:p>0.812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6875" calcext:value-type="float">
            <text:p>0.46875</text:p>
          </table:table-cell>
          <table:table-cell table:number-columns-repeated="2"/>
          <table:table-cell table:formula="of:=([.A498]+[.D498]+[.G498])/3" office:value-type="float" office:value="0.484375" calcext:value-type="float">
            <text:p>0.484375</text:p>
          </table:table-cell>
          <table:table-cell table:formula="of:=([.B498]+[.E498]+[.H498])/3" office:value-type="float" office:value="0.473958333333333" calcext:value-type="float">
            <text:p>0.473958333333333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0.796875" calcext:value-type="float">
            <text:p>0.796875</text:p>
          </table:table-cell>
          <table:table-cell office:value-type="float" office:value="0.875" calcext:value-type="float">
            <text:p>0.875</text:p>
          </table:table-cell>
          <table:table-cell/>
          <table:table-cell office:value-type="float" office:value="0.578125" calcext:value-type="float">
            <text:p>0.578125</text:p>
          </table:table-cell>
          <table:table-cell office:value-type="float" office:value="0.453125" calcext:value-type="float">
            <text:p>0.453125</text:p>
          </table:table-cell>
          <table:table-cell table:number-columns-repeated="2"/>
          <table:table-cell table:formula="of:=([.A499]+[.D499]+[.G499])/3" office:value-type="float" office:value="0.479166666666667" calcext:value-type="float">
            <text:p>0.479166666666667</text:p>
          </table:table-cell>
          <table:table-cell table:formula="of:=([.B499]+[.E499]+[.H499])/3" office:value-type="float" office:value="0.463541666666667" calcext:value-type="float">
            <text:p>0.463541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09:00:45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58:35.490000000</meta:creation-date>
    <dc:date>2018-07-09T15:31:50.203000000</dc:date>
    <meta:editing-duration>PT6H17M17S</meta:editing-duration>
    <meta:editing-cycles>2</meta:editing-cycles>
    <meta:generator>LibreOffice/6.0.4.2$Windows_X86_64 LibreOffice_project/9b0d9b32d5dcda91d2f1a96dc04c645c450872bf</meta:generator>
    <meta:document-statistic meta:table-count="1" meta:cell-count="39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5cm" svg:height="16.284cm" xlink:href=".." xlink:type="simple" chart:class="chart:line" chart:style-name="ch1">
        <chart:legend chart:legend-position="end" svg:x="25.119cm" svg:y="7.594cm" style:legend-expansion="high" chart:style-name="ch2"/>
        <chart:plot-area chart:style-name="ch3" table:cell-range-address="Sheet1.K1:Sheet1.L499" chart:data-source-has-labels="row" svg:x="0.579cm" svg:y="0.325cm" svg:width="23.961cm" svg:height="15.634cm">
          <chartooo:coordinate-region svg:x="1.452cm" svg:y="0.426cm" svg:width="23.087cm" svg:height="15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499" chart:label-cell-address="Sheet1.K1:Sheet1.K1" chart:class="chart:line">
            <chart:data-point chart:repeated="498"/>
          </chart:series>
          <chart:series chart:style-name="ch7" chart:values-cell-range-address="Sheet1.L2:Sheet1.L499" chart:label-cell-address="Sheet1.L1:Sheet1.L1" chart:class="chart:line">
            <chart:data-point chart:repeated="4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moto hand </text:p>
                <draw:g>
                  <svg:desc>Sheet1.K1:Sheet1.K1</svg:desc>
                </draw:g>
              </table:table-cell>
              <table:table-cell office:value-type="string">
                <text:p>avg e4 hand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0833333333333">
                <text:p>0.520833333333333</text:p>
                <draw:g>
                  <svg:desc>Sheet1.K2:Sheet1.K499</svg:desc>
                </draw:g>
              </table:table-cell>
              <table:table-cell office:value-type="float" office:value="0.5">
                <text:p>0.5</text:p>
                <draw:g>
                  <svg:desc>Sheet1.L2:Sheet1.L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625">
                <text:p>0.51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125">
                <text:p>0.53125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5625">
                <text:p>0.515625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5625">
                <text:p>0.515625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5625">
                <text:p>0.5156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5625">
                <text:p>0.5156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25">
                <text:p>0.53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5625">
                <text:p>0.5156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10416666666667">
                <text:p>0.51041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25">
                <text:p>0.53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5625">
                <text:p>0.51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5625">
                <text:p>0.51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125">
                <text:p>0.5312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3125">
                <text:p>0.53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3125">
                <text:p>0.531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15625">
                <text:p>0.5156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15625">
                <text:p>0.51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3125">
                <text:p>0.531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15625">
                <text:p>0.515625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26041666666667">
                <text:p>0.526041666666667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15625">
                <text:p>0.5156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552083333333333">
                <text:p>0.55208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588541666666667">
                <text:p>0.588541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901041666666667">
                <text:p>0.901041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125">
                <text:p>0.8125</text:p>
              </table:table-cell>
              <table:table-cell office:value-type="float" office:value="1.046875">
                <text:p>1.04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375">
                <text:p>0.9375</text:p>
              </table:table-cell>
              <table:table-cell office:value-type="float" office:value="1.13020833333333">
                <text:p>1.130208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5729166666667">
                <text:p>1.05729166666667</text:p>
              </table:table-cell>
              <table:table-cell office:value-type="float" office:value="1.05729166666667">
                <text:p>1.057291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375">
                <text:p>0.84375</text:p>
              </table:table-cell>
              <table:table-cell office:value-type="float" office:value="1.02604166666667">
                <text:p>1.026041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86458333333333">
                <text:p>0.786458333333333</text:p>
              </table:table-cell>
              <table:table-cell office:value-type="float" office:value="0.661458333333333">
                <text:p>0.661458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09375">
                <text:p>0.6093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8541666666667">
                <text:p>0.338541666666667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4791666666667">
                <text:p>0.244791666666667</text:p>
              </table:table-cell>
              <table:table-cell office:value-type="float" office:value="0.182291666666667">
                <text:p>0.182291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3958333333333">
                <text:p>0.223958333333333</text:p>
              </table:table-cell>
              <table:table-cell office:value-type="float" office:value="0.177083333333333">
                <text:p>0.17708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2708333333333">
                <text:p>0.192708333333333</text:p>
              </table:table-cell>
              <table:table-cell office:value-type="float" office:value="0.302083333333333">
                <text:p>0.30208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302083333333333">
                <text:p>0.30208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0.260416666666667">
                <text:p>0.26041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0.161458333333333">
                <text:p>0.161458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5625">
                <text:p>0.015625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520833333333333">
                <text:p>-0.0520833333333333</text:p>
              </table:table-cell>
              <table:table-cell office:value-type="float" office:value="0.0572916666666667">
                <text:p>0.057291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19791666666667">
                <text:p>0.119791666666667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6875">
                <text:p>0.046875</text:p>
              </table:table-cell>
              <table:table-cell office:value-type="float" office:value="0.151041666666667">
                <text:p>0.151041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64583333333333">
                <text:p>0.0364583333333333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64583333333333">
                <text:p>0.0364583333333333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77083333333334">
                <text:p>0.0677083333333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6875">
                <text:p>0.0468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125">
                <text:p>0.03125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8125">
                <text:p>0.078125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5">
                <text:p>0.0937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77083333333334">
                <text:p>0.067708333333333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20833333333334">
                <text:p>0.052083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89583333333334">
                <text:p>0.098958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89583333333333">
                <text:p>0.0989583333333333</text:p>
              </table:table-cell>
              <table:table-cell office:value-type="float" office:value="0.0885416666666667">
                <text:p>0.088541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125">
                <text:p>0.03125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0885416666666667">
                <text:p>0.088541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85416666666667">
                <text:p>0.0885416666666667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77083333333334">
                <text:p>0.067708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20833333333334">
                <text:p>0.052083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6875">
                <text:p>0.04687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78125">
                <text:p>0.0781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677083333333334">
                <text:p>0.067708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78125">
                <text:p>0.0781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885416666666667">
                <text:p>0.0885416666666667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20833333333334">
                <text:p>0.0520833333333334</text:p>
              </table:table-cell>
              <table:table-cell office:value-type="float" office:value="0.0989583333333334">
                <text:p>0.09895833333333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25">
                <text:p>0.062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78125">
                <text:p>0.078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625">
                <text:p>0.0625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25">
                <text:p>0.06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6875">
                <text:p>0.04687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25">
                <text:p>0.062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77083333333334">
                <text:p>0.0677083333333334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625">
                <text:p>0.062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625">
                <text:p>0.0625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625">
                <text:p>0.06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8125">
                <text:p>0.07812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25">
                <text:p>0.062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25">
                <text:p>0.0625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78125">
                <text:p>0.0781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25">
                <text:p>0.062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78125">
                <text:p>0.0781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20833333333334">
                <text:p>0.0520833333333334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25">
                <text:p>0.062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25">
                <text:p>0.0625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25">
                <text:p>0.0625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0989583333333334">
                <text:p>0.0989583333333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25">
                <text:p>0.06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25">
                <text:p>0.06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114583333333333">
                <text:p>0.11458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25">
                <text:p>0.0625</text:p>
              </table:table-cell>
              <table:table-cell office:value-type="float" office:value="0.119791666666667">
                <text:p>0.119791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25">
                <text:p>0.0625</text:p>
              </table:table-cell>
              <table:table-cell office:value-type="float" office:value="0.0885416666666667">
                <text:p>0.088541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25">
                <text:p>0.0625</text:p>
              </table:table-cell>
              <table:table-cell office:value-type="float" office:value="0.0989583333333333">
                <text:p>0.098958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255208333333333">
                <text:p>0.255208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25">
                <text:p>0.0625</text:p>
              </table:table-cell>
              <table:table-cell office:value-type="float" office:value="0.213541666666667">
                <text:p>0.213541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885416666666667">
                <text:p>0.0885416666666667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77083333333334">
                <text:p>0.0677083333333334</text:p>
              </table:table-cell>
              <table:table-cell office:value-type="float" office:value="0.270833333333333">
                <text:p>0.2708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520833333333333">
                <text:p>0.0520833333333333</text:p>
              </table:table-cell>
              <table:table-cell office:value-type="float" office:value="0.411458333333333">
                <text:p>0.411458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572916666666667">
                <text:p>0.0572916666666667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9375">
                <text:p>0.09375</text:p>
              </table:table-cell>
              <table:table-cell office:value-type="float" office:value="0.432291666666667">
                <text:p>0.432291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677083333333333">
                <text:p>0.0677083333333333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29166666666667">
                <text:p>0.072916666666666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25">
                <text:p>0.12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71875">
                <text:p>0.171875</text:p>
              </table:table-cell>
              <table:table-cell office:value-type="float" office:value="0.807291666666667">
                <text:p>0.807291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625">
                <text:p>0.15625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1041666666667">
                <text:p>0.151041666666667</text:p>
              </table:table-cell>
              <table:table-cell office:value-type="float" office:value="0.697916666666667">
                <text:p>0.69791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13541666666667">
                <text:p>0.213541666666667</text:p>
              </table:table-cell>
              <table:table-cell office:value-type="float" office:value="0.994791666666667">
                <text:p>0.994791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2291666666667">
                <text:p>0.18229166666666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97916666666667">
                <text:p>0.197916666666667</text:p>
              </table:table-cell>
              <table:table-cell office:value-type="float" office:value="0.817708333333333">
                <text:p>0.817708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34375">
                <text:p>0.2343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65625">
                <text:p>0.26562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0625">
                <text:p>0.40625</text:p>
              </table:table-cell>
              <table:table-cell office:value-type="float" office:value="0.536458333333333">
                <text:p>0.536458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0.505208333333333">
                <text:p>0.505208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72916666666667">
                <text:p>0.572916666666667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">
                <text:p>0.5</text:p>
              </table:table-cell>
              <table:table-cell office:value-type="float" office:value="0.526041666666667">
                <text:p>0.526041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57291666666667">
                <text:p>0.557291666666667</text:p>
              </table:table-cell>
              <table:table-cell office:value-type="float" office:value="0.494791666666667">
                <text:p>0.494791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">
                <text:p>0.7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3125">
                <text:p>0.5312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67708333333333">
                <text:p>0.567708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40625">
                <text:p>0.6406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19791666666667">
                <text:p>0.619791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67708333333333">
                <text:p>0.567708333333333</text:p>
              </table:table-cell>
              <table:table-cell office:value-type="float" office:value="0.442708333333333">
                <text:p>0.442708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447916666666667">
                <text:p>0.44791666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6875">
                <text:p>0.46875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6875">
                <text:p>0.46875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05208333333333">
                <text:p>0.505208333333333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94791666666667">
                <text:p>0.494791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">
                <text:p>0.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">
                <text:p>0.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6875">
                <text:p>0.468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6875">
                <text:p>0.4687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63541666666667">
                <text:p>0.463541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84375">
                <text:p>0.4843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4375">
                <text:p>0.4843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84375">
                <text:p>0.484375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6875">
                <text:p>0.468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6875">
                <text:p>0.4687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6875">
                <text:p>0.468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73958333333333">
                <text:p>0.473958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84375">
                <text:p>0.4843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84375">
                <text:p>0.48437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84375">
                <text:p>0.4843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84375">
                <text:p>0.48437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84375">
                <text:p>0.48437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4375">
                <text:p>0.484375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3541666666667">
                <text:p>0.463541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4375">
                <text:p>0.484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84375">
                <text:p>0.484375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63541666666667">
                <text:p>0.463541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